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Neue', Helvetica, sans-serif"/>
    <style:font-face style:name="Verdana" svg:font-family="Verdana, Ayuthaya, HanaMinBFon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31f06" officeooo:paragraph-rsid="0016f0ce"/>
    </style:style>
    <style:style style:name="P4" style:family="paragraph" style:parent-style-name="Standard">
      <style:text-properties officeooo:rsid="0014e39e" officeooo:paragraph-rsid="0014e39e"/>
    </style:style>
    <style:style style:name="P5" style:family="paragraph" style:parent-style-name="Standard">
      <style:text-properties officeooo:rsid="001546ed" officeooo:paragraph-rsid="001546ed"/>
    </style:style>
    <style:style style:name="P6" style:family="paragraph" style:parent-style-name="Standard">
      <style:text-properties officeooo:rsid="0016348f" officeooo:paragraph-rsid="0016348f"/>
    </style:style>
    <style:style style:name="P7" style:family="paragraph" style:parent-style-name="Standard">
      <style:text-properties officeooo:rsid="0016f0ce" officeooo:paragraph-rsid="0016348f"/>
    </style:style>
    <style:style style:name="P8" style:family="paragraph" style:parent-style-name="Standard">
      <style:text-properties officeooo:rsid="00182a3b" officeooo:paragraph-rsid="00182a3b"/>
    </style:style>
    <style:style style:name="P9" style:family="paragraph" style:parent-style-name="Standard">
      <style:text-properties officeooo:rsid="001aa7f3" officeooo:paragraph-rsid="001aa7f3"/>
    </style:style>
    <style:style style:name="P10" style:family="paragraph" style:parent-style-name="Standard">
      <style:text-properties officeooo:rsid="001aa7f3" officeooo:paragraph-rsid="001c88c3"/>
    </style:style>
    <style:style style:name="P11" style:family="paragraph" style:parent-style-name="Standard">
      <style:text-properties officeooo:rsid="001c88c3" officeooo:paragraph-rsid="001c88c3"/>
    </style:style>
    <style:style style:name="P12" style:family="paragraph" style:parent-style-name="Standard">
      <style:text-properties officeooo:rsid="001e4436" officeooo:paragraph-rsid="001e4436"/>
    </style:style>
    <style:style style:name="P13" style:family="paragraph" style:parent-style-name="Standard">
      <style:text-properties officeooo:rsid="0021b965" officeooo:paragraph-rsid="0021b965"/>
    </style:style>
    <style:style style:name="P14" style:family="paragraph" style:parent-style-name="Standard">
      <style:text-properties officeooo:rsid="0022febf" officeooo:paragraph-rsid="0022febf"/>
    </style:style>
    <style:style style:name="P15" style:family="paragraph" style:parent-style-name="Standard">
      <style:text-properties officeooo:rsid="0022febf" officeooo:paragraph-rsid="0024afde"/>
    </style:style>
    <style:style style:name="P16" style:family="paragraph" style:parent-style-name="Standard">
      <style:text-properties officeooo:rsid="0022febf" officeooo:paragraph-rsid="00269b2b"/>
    </style:style>
    <style:style style:name="P17" style:family="paragraph" style:parent-style-name="Standard">
      <style:text-properties officeooo:rsid="0022febf" officeooo:paragraph-rsid="002caa1c"/>
    </style:style>
    <style:style style:name="P18" style:family="paragraph" style:parent-style-name="Standard">
      <style:text-properties officeooo:rsid="0022febf" officeooo:paragraph-rsid="002d853b"/>
    </style:style>
    <style:style style:name="P19" style:family="paragraph" style:parent-style-name="Standard">
      <style:text-properties officeooo:rsid="0022febf" officeooo:paragraph-rsid="002f0590"/>
    </style:style>
    <style:style style:name="P20" style:family="paragraph" style:parent-style-name="Standard">
      <style:text-properties officeooo:rsid="0027efdb" officeooo:paragraph-rsid="0027efdb"/>
    </style:style>
    <style:style style:name="P21" style:family="paragraph" style:parent-style-name="Standard">
      <style:text-properties officeooo:rsid="002842e3" officeooo:paragraph-rsid="002842e3"/>
    </style:style>
    <style:style style:name="P22" style:family="paragraph" style:parent-style-name="Standard">
      <style:text-properties officeooo:rsid="0029639a" officeooo:paragraph-rsid="0029639a"/>
    </style:style>
    <style:style style:name="P23" style:family="paragraph" style:parent-style-name="Standard">
      <style:text-properties officeooo:rsid="002973e2" officeooo:paragraph-rsid="002973e2"/>
    </style:style>
    <style:style style:name="P24" style:family="paragraph" style:parent-style-name="Standard">
      <style:text-properties officeooo:rsid="002973e2" officeooo:paragraph-rsid="002caa1c"/>
    </style:style>
    <style:style style:name="P25" style:family="paragraph" style:parent-style-name="Standard">
      <style:text-properties officeooo:rsid="0024afde" officeooo:paragraph-rsid="0024afde"/>
    </style:style>
    <style:style style:name="P26" style:family="paragraph" style:parent-style-name="Standard">
      <style:text-properties officeooo:rsid="002caa1c" officeooo:paragraph-rsid="002caa1c"/>
    </style:style>
    <style:style style:name="P27" style:family="paragraph" style:parent-style-name="Standard">
      <style:text-properties officeooo:rsid="002caa1c" officeooo:paragraph-rsid="002d853b"/>
    </style:style>
    <style:style style:name="P28" style:family="paragraph" style:parent-style-name="Standard">
      <style:text-properties officeooo:rsid="002f0590" officeooo:paragraph-rsid="002f0590"/>
    </style:style>
    <style:style style:name="P29" style:family="paragraph" style:parent-style-name="Standard">
      <style:text-properties officeooo:rsid="002f6202" officeooo:paragraph-rsid="002f6202"/>
    </style:style>
    <style:style style:name="P30" style:family="paragraph" style:parent-style-name="Standard">
      <style:text-properties officeooo:rsid="003192cb" officeooo:paragraph-rsid="003192cb"/>
    </style:style>
    <style:style style:name="P31" style:family="paragraph" style:parent-style-name="Standard">
      <style:text-properties officeooo:rsid="003192cb" officeooo:paragraph-rsid="0062b1bb"/>
    </style:style>
    <style:style style:name="P32" style:family="paragraph" style:parent-style-name="Standard">
      <style:text-properties officeooo:rsid="0033e383" officeooo:paragraph-rsid="0033e383"/>
    </style:style>
    <style:style style:name="P33" style:family="paragraph" style:parent-style-name="Standard">
      <style:text-properties officeooo:rsid="00364395" officeooo:paragraph-rsid="00364395"/>
    </style:style>
    <style:style style:name="P34" style:family="paragraph" style:parent-style-name="Standard">
      <style:text-properties officeooo:rsid="00364395" officeooo:paragraph-rsid="003891f7"/>
    </style:style>
    <style:style style:name="P35" style:family="paragraph" style:parent-style-name="Standard">
      <style:text-properties officeooo:rsid="00364395" officeooo:paragraph-rsid="0038c198"/>
    </style:style>
    <style:style style:name="P36" style:family="paragraph" style:parent-style-name="Standard">
      <style:text-properties officeooo:rsid="00364395" officeooo:paragraph-rsid="00395797"/>
    </style:style>
    <style:style style:name="P37" style:family="paragraph" style:parent-style-name="Standard">
      <style:text-properties officeooo:rsid="00364395" officeooo:paragraph-rsid="003b7a29"/>
    </style:style>
    <style:style style:name="P38" style:family="paragraph" style:parent-style-name="Standard">
      <style:text-properties officeooo:rsid="00364395" officeooo:paragraph-rsid="003bec79"/>
    </style:style>
    <style:style style:name="P39" style:family="paragraph" style:parent-style-name="Standard">
      <style:text-properties officeooo:rsid="00364395" officeooo:paragraph-rsid="004e7409"/>
    </style:style>
    <style:style style:name="P40" style:family="paragraph" style:parent-style-name="Standard">
      <style:text-properties officeooo:rsid="003d36a5" officeooo:paragraph-rsid="003d36a5"/>
    </style:style>
    <style:style style:name="P41" style:family="paragraph" style:parent-style-name="Standard">
      <style:text-properties officeooo:rsid="002d853b" officeooo:paragraph-rsid="002d853b"/>
    </style:style>
    <style:style style:name="P42" style:family="paragraph" style:parent-style-name="Standard">
      <style:text-properties officeooo:rsid="003b7a29" officeooo:paragraph-rsid="003b7a29"/>
    </style:style>
    <style:style style:name="P43" style:family="paragraph" style:parent-style-name="Standard">
      <style:text-properties officeooo:rsid="003b7a29" officeooo:paragraph-rsid="003bec79"/>
    </style:style>
    <style:style style:name="P44" style:family="paragraph" style:parent-style-name="Standard">
      <style:text-properties officeooo:rsid="00506493" officeooo:paragraph-rsid="00506493"/>
    </style:style>
    <style:style style:name="P45" style:family="paragraph" style:parent-style-name="Standard">
      <style:text-properties officeooo:rsid="005539bb" officeooo:paragraph-rsid="005539bb"/>
    </style:style>
    <style:style style:name="P46" style:family="paragraph" style:parent-style-name="Standard">
      <style:text-properties officeooo:rsid="005539bb" officeooo:paragraph-rsid="005a0ad2"/>
    </style:style>
    <style:style style:name="P47" style:family="paragraph" style:parent-style-name="Standard">
      <style:text-properties officeooo:rsid="00556cd7" officeooo:paragraph-rsid="00556cd7"/>
    </style:style>
    <style:style style:name="P48" style:family="paragraph" style:parent-style-name="Standard">
      <style:text-properties officeooo:rsid="0058f07f" officeooo:paragraph-rsid="0058f07f"/>
    </style:style>
    <style:style style:name="P49" style:family="paragraph" style:parent-style-name="Standard">
      <style:text-properties officeooo:rsid="005a0ad2" officeooo:paragraph-rsid="005a0ad2"/>
    </style:style>
    <style:style style:name="P50" style:family="paragraph" style:parent-style-name="Standard">
      <style:text-properties officeooo:rsid="0073af11" officeooo:paragraph-rsid="0073af11"/>
    </style:style>
    <style:style style:name="P51" style:family="paragraph" style:parent-style-name="Standard">
      <style:text-properties officeooo:rsid="0075647f" officeooo:paragraph-rsid="0075647f"/>
    </style:style>
    <style:style style:name="P52" style:family="paragraph" style:parent-style-name="Standard">
      <style:text-properties officeooo:rsid="0076f5fd" officeooo:paragraph-rsid="0076f5fd"/>
    </style:style>
    <style:style style:name="P53" style:family="paragraph" style:parent-style-name="Standard">
      <style:text-properties officeooo:rsid="0076f5fd" officeooo:paragraph-rsid="007aa4a6"/>
    </style:style>
    <style:style style:name="P54" style:family="paragraph" style:parent-style-name="Standard">
      <style:text-properties officeooo:rsid="0076f5fd" officeooo:paragraph-rsid="00abff26"/>
    </style:style>
    <style:style style:name="P55" style:family="paragraph" style:parent-style-name="Standard">
      <style:text-properties officeooo:rsid="0076f5fd" officeooo:paragraph-rsid="00b8b2a8"/>
    </style:style>
    <style:style style:name="P56" style:family="paragraph" style:parent-style-name="Standard">
      <style:text-properties officeooo:rsid="007aa4a6" officeooo:paragraph-rsid="007aa4a6"/>
    </style:style>
    <style:style style:name="P57" style:family="paragraph" style:parent-style-name="Standard">
      <style:text-properties officeooo:rsid="00882100" officeooo:paragraph-rsid="00882100"/>
    </style:style>
    <style:style style:name="P58" style:family="paragraph" style:parent-style-name="Standard">
      <style:text-properties officeooo:rsid="00934656" officeooo:paragraph-rsid="00934656"/>
    </style:style>
    <style:style style:name="P59" style:family="paragraph" style:parent-style-name="Standard">
      <style:text-properties officeooo:rsid="009a50ae" officeooo:paragraph-rsid="009a50ae"/>
    </style:style>
    <style:style style:name="P60" style:family="paragraph" style:parent-style-name="Standard">
      <style:text-properties officeooo:rsid="00a038d3" officeooo:paragraph-rsid="00a038d3"/>
    </style:style>
    <style:style style:name="P61" style:family="paragraph" style:parent-style-name="Standard">
      <style:text-properties officeooo:rsid="00a0b0d1" officeooo:paragraph-rsid="00a0b0d1"/>
    </style:style>
    <style:style style:name="P62" style:family="paragraph" style:parent-style-name="Standard">
      <style:text-properties officeooo:rsid="00a1ab0a" officeooo:paragraph-rsid="00a1ab0a"/>
    </style:style>
    <style:style style:name="P63" style:family="paragraph" style:parent-style-name="Standard">
      <style:text-properties officeooo:rsid="00a49c77" officeooo:paragraph-rsid="00a1ab0a"/>
    </style:style>
    <style:style style:name="P64" style:family="paragraph" style:parent-style-name="Standard">
      <style:text-properties officeooo:rsid="00a49c77" officeooo:paragraph-rsid="00a49c77"/>
    </style:style>
    <style:style style:name="P65" style:family="paragraph" style:parent-style-name="Standard">
      <style:text-properties officeooo:rsid="00a49c77" officeooo:paragraph-rsid="00a93256"/>
    </style:style>
    <style:style style:name="P66" style:family="paragraph" style:parent-style-name="Standard">
      <style:text-properties officeooo:rsid="00a49c77" officeooo:paragraph-rsid="00b17e4f"/>
    </style:style>
    <style:style style:name="P67" style:family="paragraph" style:parent-style-name="Standard">
      <style:text-properties officeooo:rsid="00a93256" officeooo:paragraph-rsid="00a93256"/>
    </style:style>
    <style:style style:name="P68" style:family="paragraph" style:parent-style-name="Standard">
      <style:text-properties officeooo:rsid="00b3a6cf" officeooo:paragraph-rsid="00b3a6cf"/>
    </style:style>
    <style:style style:name="P69" style:family="paragraph" style:parent-style-name="Standard">
      <style:text-properties officeooo:rsid="00b483cb" officeooo:paragraph-rsid="00b483cb"/>
    </style:style>
    <style:style style:name="P70" style:family="paragraph" style:parent-style-name="Standard">
      <style:text-properties officeooo:rsid="00b58de3" officeooo:paragraph-rsid="00b58de3"/>
    </style:style>
    <style:style style:name="P71" style:family="paragraph" style:parent-style-name="Standard">
      <style:text-properties officeooo:rsid="00b598ba" officeooo:paragraph-rsid="00b598ba"/>
    </style:style>
    <style:style style:name="P72" style:family="paragraph" style:parent-style-name="Standard">
      <style:text-properties officeooo:rsid="00b598ba" officeooo:paragraph-rsid="00c5effa"/>
    </style:style>
    <style:style style:name="P73" style:family="paragraph" style:parent-style-name="Standard">
      <style:text-properties officeooo:rsid="00becc8a" officeooo:paragraph-rsid="00becc8a"/>
    </style:style>
    <style:style style:name="P74" style:family="paragraph" style:parent-style-name="Standard">
      <style:text-properties officeooo:rsid="00c50a6e" officeooo:paragraph-rsid="00c50a6e"/>
    </style:style>
    <style:style style:name="P75" style:family="paragraph" style:parent-style-name="Standard">
      <style:text-properties officeooo:rsid="00c62cc1" officeooo:paragraph-rsid="00c62cc1"/>
    </style:style>
    <style:style style:name="P76" style:family="paragraph" style:parent-style-name="Standard">
      <style:text-properties officeooo:rsid="00c62cc1" officeooo:paragraph-rsid="00cb4ee7"/>
    </style:style>
    <style:style style:name="P77" style:family="paragraph" style:parent-style-name="Standard">
      <style:text-properties officeooo:rsid="00c62cc1" officeooo:paragraph-rsid="00d01990"/>
    </style:style>
    <style:style style:name="P78" style:family="paragraph" style:parent-style-name="Standard">
      <style:text-properties officeooo:rsid="00ccb3f9" officeooo:paragraph-rsid="00ccb3f9"/>
    </style:style>
    <style:style style:name="P79" style:family="paragraph" style:parent-style-name="Standard">
      <style:text-properties officeooo:rsid="00cfc3a6" officeooo:paragraph-rsid="00cfc3a6"/>
    </style:style>
    <style:style style:name="P80" style:family="paragraph" style:parent-style-name="Standard">
      <style:text-properties officeooo:rsid="00cfd198" officeooo:paragraph-rsid="00cfd198"/>
    </style:style>
    <style:style style:name="P81" style:family="paragraph" style:parent-style-name="Standard">
      <style:text-properties officeooo:rsid="00d01990" officeooo:paragraph-rsid="00d01990"/>
    </style:style>
    <style:style style:name="P82" style:family="paragraph" style:parent-style-name="Standard">
      <style:text-properties officeooo:rsid="00d26b8e" officeooo:paragraph-rsid="00d26b8e"/>
    </style:style>
    <style:style style:name="P83" style:family="paragraph" style:parent-style-name="Standard">
      <style:text-properties officeooo:rsid="00de4fdb" officeooo:paragraph-rsid="00de4fdb"/>
    </style:style>
    <style:style style:name="P84" style:family="paragraph" style:parent-style-name="Standard">
      <style:text-properties officeooo:rsid="00df565b" officeooo:paragraph-rsid="00df565b"/>
    </style:style>
    <style:style style:name="P85" style:family="paragraph" style:parent-style-name="Standard">
      <style:text-properties officeooo:rsid="00e0f035" officeooo:paragraph-rsid="00e0f035"/>
    </style:style>
    <style:style style:name="P86" style:family="paragraph" style:parent-style-name="Standard">
      <style:text-properties officeooo:rsid="00e4d037" officeooo:paragraph-rsid="00e4d037"/>
    </style:style>
    <style:style style:name="P87" style:family="paragraph" style:parent-style-name="Standard">
      <style:text-properties officeooo:rsid="00e4d037" officeooo:paragraph-rsid="00e7aeb2"/>
    </style:style>
    <style:style style:name="P88" style:family="paragraph" style:parent-style-name="Standard">
      <style:text-properties officeooo:rsid="00e4d037" officeooo:paragraph-rsid="00eba08b"/>
    </style:style>
    <style:style style:name="P89" style:family="paragraph" style:parent-style-name="Standard">
      <style:text-properties officeooo:rsid="00f06c42" officeooo:paragraph-rsid="00f06c42"/>
    </style:style>
    <style:style style:name="P90" style:family="paragraph" style:parent-style-name="Standard">
      <style:text-properties officeooo:rsid="00f1bb5d" officeooo:paragraph-rsid="00f1bb5d"/>
    </style:style>
    <style:style style:name="P91" style:family="paragraph" style:parent-style-name="Standard">
      <style:text-properties officeooo:rsid="00fe3ebd" officeooo:paragraph-rsid="00fe3ebd"/>
    </style:style>
    <style:style style:name="P92" style:family="paragraph" style:parent-style-name="Standard">
      <style:text-properties officeooo:rsid="010004c6" officeooo:paragraph-rsid="010004c6"/>
    </style:style>
    <style:style style:name="P93" style:family="paragraph" style:parent-style-name="Standard">
      <style:text-properties officeooo:rsid="01002444" officeooo:paragraph-rsid="01002444"/>
    </style:style>
    <style:style style:name="P94" style:family="paragraph" style:parent-style-name="Standard">
      <style:text-properties officeooo:rsid="01023bb7" officeooo:paragraph-rsid="01023bb7"/>
    </style:style>
    <style:style style:name="P95" style:family="paragraph" style:parent-style-name="Standard">
      <style:text-properties officeooo:rsid="01033f50" officeooo:paragraph-rsid="01033f50"/>
    </style:style>
    <style:style style:name="P96" style:family="paragraph" style:parent-style-name="Standard">
      <style:text-properties officeooo:rsid="01033f50" officeooo:paragraph-rsid="01044685"/>
    </style:style>
    <style:style style:name="P97" style:family="paragraph" style:parent-style-name="Standard">
      <style:text-properties officeooo:rsid="01044685" officeooo:paragraph-rsid="010620a2"/>
    </style:style>
    <style:style style:name="P98" style:family="paragraph" style:parent-style-name="Standard">
      <style:text-properties officeooo:rsid="01044685" officeooo:paragraph-rsid="010ab3aa"/>
    </style:style>
    <style:style style:name="P99" style:family="paragraph" style:parent-style-name="Standard">
      <style:text-properties officeooo:rsid="01044685" officeooo:paragraph-rsid="010c1999"/>
    </style:style>
    <style:style style:name="P100" style:family="paragraph" style:parent-style-name="Standard">
      <style:text-properties officeooo:rsid="010cf2dc" officeooo:paragraph-rsid="010d1742"/>
    </style:style>
    <style:style style:name="P101" style:family="paragraph" style:parent-style-name="Standard">
      <style:text-properties officeooo:rsid="010eb030" officeooo:paragraph-rsid="010eb030"/>
    </style:style>
    <style:style style:name="P102" style:family="paragraph" style:parent-style-name="Standard">
      <style:text-properties officeooo:rsid="010eeab9" officeooo:paragraph-rsid="010eeab9"/>
    </style:style>
    <style:style style:name="P103" style:family="paragraph" style:parent-style-name="Standard">
      <style:text-properties officeooo:rsid="0111be04" officeooo:paragraph-rsid="0111be04"/>
    </style:style>
    <style:style style:name="P104" style:family="paragraph" style:parent-style-name="Standard">
      <style:text-properties officeooo:rsid="01175a5d" officeooo:paragraph-rsid="01175a5d"/>
    </style:style>
    <style:style style:name="P105" style:family="paragraph" style:parent-style-name="Standard">
      <style:text-properties officeooo:rsid="0118b0c4" officeooo:paragraph-rsid="0118b0c4"/>
    </style:style>
    <style:style style:name="P106" style:family="paragraph" style:parent-style-name="Standard">
      <style:text-properties officeooo:rsid="011e1ab0" officeooo:paragraph-rsid="011e1ab0"/>
    </style:style>
    <style:style style:name="P107" style:family="paragraph" style:parent-style-name="Standard">
      <style:text-properties officeooo:rsid="011e1ab0" officeooo:paragraph-rsid="0128f39c"/>
    </style:style>
    <style:style style:name="P108" style:family="paragraph" style:parent-style-name="Standard">
      <style:text-properties officeooo:rsid="01295cc5" officeooo:paragraph-rsid="01295cc5"/>
    </style:style>
    <style:style style:name="P109" style:family="paragraph" style:parent-style-name="Standard">
      <style:text-properties officeooo:rsid="012b5207" officeooo:paragraph-rsid="012b5207"/>
    </style:style>
    <style:style style:name="P110" style:family="paragraph" style:parent-style-name="Standard">
      <style:text-properties officeooo:rsid="012d7b6a" officeooo:paragraph-rsid="012d7b6a"/>
    </style:style>
    <style:style style:name="P111" style:family="paragraph" style:parent-style-name="Standard">
      <style:text-properties officeooo:rsid="012edebf" officeooo:paragraph-rsid="012edebf"/>
    </style:style>
    <style:style style:name="P112" style:family="paragraph" style:parent-style-name="Standard">
      <style:text-properties fo:font-style="normal" officeooo:rsid="01044685" officeooo:paragraph-rsid="010620a2" style:font-style-asian="normal" style:font-style-complex="normal"/>
    </style:style>
    <style:style style:name="P113" style:family="paragraph" style:parent-style-name="Standard">
      <style:text-properties fo:font-style="normal" officeooo:rsid="010620a2" officeooo:paragraph-rsid="010620a2" style:font-style-asian="normal" style:font-style-complex="normal"/>
    </style:style>
    <style:style style:name="P114" style:family="paragraph" style:parent-style-name="Standard">
      <style:text-properties fo:font-style="normal" officeooo:rsid="010ab3aa" officeooo:paragraph-rsid="010ab3aa" style:font-style-asian="normal" style:font-style-complex="normal"/>
    </style:style>
    <style:style style:name="P115" style:family="paragraph" style:parent-style-name="Standard">
      <style:text-properties fo:font-style="normal" officeooo:rsid="010bc9f6" officeooo:paragraph-rsid="010bc9f6" style:font-style-asian="normal" style:font-style-complex="normal"/>
    </style:style>
    <style:style style:name="P116" style:family="paragraph" style:parent-style-name="Standard">
      <style:text-properties fo:font-style="normal" officeooo:rsid="010cf2dc" officeooo:paragraph-rsid="010c1999" style:font-style-asian="normal" style:font-style-complex="normal"/>
    </style:style>
    <style:style style:name="P117" style:family="paragraph" style:parent-style-name="Standard">
      <style:text-properties fo:font-style="normal" officeooo:rsid="010cf2dc" officeooo:paragraph-rsid="010d1742" style:font-style-asian="normal" style:font-style-complex="normal"/>
    </style:style>
    <style:style style:name="P118" style:family="paragraph" style:parent-style-name="Standard">
      <style:text-properties fo:font-style="normal" officeooo:rsid="010d1742" officeooo:paragraph-rsid="010d1742" style:font-style-asian="normal" style:font-style-complex="normal"/>
    </style:style>
    <style:style style:name="P119" style:family="paragraph" style:parent-style-name="Standard">
      <style:text-properties fo:font-style="normal" officeooo:rsid="010eb030" officeooo:paragraph-rsid="010eb030" style:font-style-asian="normal" style:font-style-complex="normal"/>
    </style:style>
    <style:style style:name="P120" style:family="paragraph" style:parent-style-name="Standard">
      <style:text-properties fo:font-style="normal" officeooo:rsid="010eeab9" officeooo:paragraph-rsid="010eeab9" style:font-style-asian="normal" style:font-style-complex="normal"/>
    </style:style>
    <style:style style:name="P121" style:family="paragraph" style:parent-style-name="Standard">
      <style:text-properties fo:font-style="normal" officeooo:rsid="01109341" officeooo:paragraph-rsid="01109341" style:font-style-asian="normal" style:font-style-complex="normal"/>
    </style:style>
    <style:style style:name="P122" style:family="paragraph" style:parent-style-name="Standard">
      <style:text-properties fo:font-style="normal" officeooo:rsid="0111be04" officeooo:paragraph-rsid="0111be04" style:font-style-asian="normal" style:font-style-complex="normal"/>
    </style:style>
    <style:style style:name="P123" style:family="paragraph" style:parent-style-name="Standard">
      <style:text-properties fo:font-style="normal" officeooo:rsid="01132e7f" officeooo:paragraph-rsid="0111be04" style:font-style-asian="normal" style:font-style-complex="normal"/>
    </style:style>
    <style:style style:name="P124" style:family="paragraph" style:parent-style-name="Standard">
      <style:text-properties fo:font-style="normal" officeooo:rsid="01175a5d" officeooo:paragraph-rsid="01175a5d" style:font-style-asian="normal" style:font-style-complex="normal"/>
    </style:style>
    <style:style style:name="P125" style:family="paragraph" style:parent-style-name="Standard">
      <style:text-properties fo:font-style="normal" officeooo:rsid="0118b0c4" officeooo:paragraph-rsid="0118b0c4" style:font-style-asian="normal" style:font-style-complex="normal"/>
    </style:style>
    <style:style style:name="P126" style:family="paragraph" style:parent-style-name="Standard">
      <style:text-properties fo:font-style="normal" officeooo:rsid="011e1ab0" officeooo:paragraph-rsid="011e1ab0" style:font-style-asian="normal" style:font-style-complex="normal"/>
    </style:style>
    <style:style style:name="P127" style:family="paragraph" style:parent-style-name="Standard">
      <style:text-properties fo:font-style="normal" officeooo:rsid="011e1ab0" officeooo:paragraph-rsid="0128f39c" style:font-style-asian="normal" style:font-style-complex="normal"/>
    </style:style>
    <style:style style:name="P128" style:family="paragraph" style:parent-style-name="Standard">
      <style:text-properties fo:font-style="normal" officeooo:rsid="012b5207" officeooo:paragraph-rsid="010eeab9" style:font-style-asian="normal" style:font-style-complex="normal"/>
    </style:style>
    <style:style style:name="P129" style:family="paragraph" style:parent-style-name="Standard">
      <style:text-properties fo:font-style="normal" officeooo:rsid="012b5207" officeooo:paragraph-rsid="012b5207" style:font-style-asian="normal" style:font-style-complex="normal"/>
    </style:style>
    <style:style style:name="P130" style:family="paragraph" style:parent-style-name="Standard">
      <style:text-properties fo:font-style="normal" officeooo:rsid="012d7b6a" officeooo:paragraph-rsid="012d7b6a" style:font-style-asian="normal" style:font-style-complex="normal"/>
    </style:style>
    <style:style style:name="P131" style:family="paragraph" style:parent-style-name="Standard">
      <style:text-properties officeooo:rsid="012edebf" officeooo:paragraph-rsid="0137a05e"/>
    </style:style>
    <style:style style:name="P132" style:family="paragraph" style:parent-style-name="Standard">
      <style:text-properties officeooo:rsid="012edebf" officeooo:paragraph-rsid="012edebf"/>
    </style:style>
    <style:style style:name="P133" style:family="paragraph" style:parent-style-name="Standard">
      <style:text-properties officeooo:rsid="0138bf52" officeooo:paragraph-rsid="0138bf52"/>
    </style:style>
    <style:style style:name="P134" style:family="paragraph" style:parent-style-name="Standard">
      <style:text-properties officeooo:rsid="013e0dfa" officeooo:paragraph-rsid="013e0dfa"/>
    </style:style>
    <style:style style:name="P135" style:family="paragraph" style:parent-style-name="Standard">
      <style:text-properties officeooo:rsid="013efb4f" officeooo:paragraph-rsid="013efb4f"/>
    </style:style>
    <style:style style:name="P136" style:family="paragraph" style:parent-style-name="Standard">
      <style:text-properties officeooo:rsid="01411872" officeooo:paragraph-rsid="01411872"/>
    </style:style>
    <style:style style:name="P137" style:family="paragraph" style:parent-style-name="Standard">
      <style:text-properties officeooo:rsid="01411872" officeooo:paragraph-rsid="0147d4d3"/>
    </style:style>
    <style:style style:name="P138" style:family="paragraph" style:parent-style-name="Standard">
      <style:text-properties officeooo:rsid="0147d4d3" officeooo:paragraph-rsid="0147d4d3"/>
    </style:style>
    <style:style style:name="P139" style:family="paragraph" style:parent-style-name="Standard">
      <style:text-properties officeooo:rsid="01492904" officeooo:paragraph-rsid="01492904"/>
    </style:style>
    <style:style style:name="P140" style:family="paragraph" style:parent-style-name="Standard">
      <style:text-properties officeooo:rsid="014b1562" officeooo:paragraph-rsid="014b1562"/>
    </style:style>
    <style:style style:name="P141" style:family="paragraph" style:parent-style-name="Standard">
      <style:text-properties officeooo:rsid="014ea233" officeooo:paragraph-rsid="014ea233"/>
    </style:style>
    <style:style style:name="P142" style:family="paragraph" style:parent-style-name="Standard">
      <style:text-properties officeooo:rsid="0150fd96" officeooo:paragraph-rsid="0150fd96"/>
    </style:style>
    <style:style style:name="P143" style:family="paragraph" style:parent-style-name="Standard">
      <style:text-properties officeooo:rsid="01511ee3" officeooo:paragraph-rsid="01511ee3"/>
    </style:style>
    <style:style style:name="P144" style:family="paragraph" style:parent-style-name="Standard">
      <style:text-properties officeooo:rsid="01555d7b" officeooo:paragraph-rsid="01555d7b"/>
    </style:style>
    <style:style style:name="P145" style:family="paragraph" style:parent-style-name="Standard">
      <style:text-properties officeooo:rsid="015d42de" officeooo:paragraph-rsid="015d42de"/>
    </style:style>
    <style:style style:name="P146" style:family="paragraph" style:parent-style-name="Standard">
      <style:text-properties officeooo:rsid="0161eaf8" officeooo:paragraph-rsid="0161eaf8"/>
    </style:style>
    <style:style style:name="P147" style:family="paragraph" style:parent-style-name="Standard">
      <style:text-properties officeooo:rsid="00364395" officeooo:paragraph-rsid="0038c198"/>
    </style:style>
    <style:style style:name="P148" style:family="paragraph" style:parent-style-name="Standard">
      <style:text-properties officeooo:rsid="0076f5fd" officeooo:paragraph-rsid="00abff26"/>
    </style:style>
    <style:style style:name="P149" style:family="paragraph" style:parent-style-name="Standard">
      <style:text-properties officeooo:rsid="01023bb7" officeooo:paragraph-rsid="01023bb7"/>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style:style style:name="T4" style:family="text">
      <style:text-properties officeooo:rsid="0016f0ce"/>
    </style:style>
    <style:style style:name="T5" style:family="text">
      <style:text-properties officeooo:rsid="00182a3b"/>
    </style:style>
    <style:style style:name="T6" style:family="text">
      <style:text-properties officeooo:rsid="0019dca0"/>
    </style:style>
    <style:style style:name="T7" style:family="text">
      <style:text-properties officeooo:rsid="001c88c3"/>
    </style:style>
    <style:style style:name="T8" style:family="text">
      <style:text-properties officeooo:rsid="001e4436"/>
    </style:style>
    <style:style style:name="T9" style:family="text">
      <style:text-properties officeooo:rsid="0020b229"/>
    </style:style>
    <style:style style:name="T10" style:family="text">
      <style:text-properties officeooo:rsid="0020b308"/>
    </style:style>
    <style:style style:name="T11" style:family="text">
      <style:text-properties officeooo:rsid="0024afde"/>
    </style:style>
    <style:style style:name="T12" style:family="text">
      <style:text-properties officeooo:rsid="002537f4"/>
    </style:style>
    <style:style style:name="T13" style:family="text">
      <style:text-properties officeooo:rsid="00269b2b"/>
    </style:style>
    <style:style style:name="T14" style:family="text">
      <style:text-properties officeooo:rsid="00131f06"/>
    </style:style>
    <style:style style:name="T15" style:family="text">
      <style:text-properties officeooo:rsid="0027efdb"/>
    </style:style>
    <style:style style:name="T16" style:family="text">
      <style:text-properties officeooo:rsid="002842e3"/>
    </style:style>
    <style:style style:name="T17" style:family="text">
      <style:text-properties officeooo:rsid="0028988b"/>
    </style:style>
    <style:style style:name="T18" style:family="text">
      <style:text-properties officeooo:rsid="00291142"/>
    </style:style>
    <style:style style:name="T19" style:family="text">
      <style:text-properties officeooo:rsid="002973e2"/>
    </style:style>
    <style:style style:name="T20" style:family="text">
      <style:text-properties officeooo:rsid="002caa1c"/>
    </style:style>
    <style:style style:name="T21" style:family="text">
      <style:text-properties officeooo:rsid="002d853b"/>
    </style:style>
    <style:style style:name="T22" style:family="text">
      <style:text-properties fo:color="#c9211e" loext:opacity="100%" officeooo:rsid="002d853b"/>
    </style:style>
    <style:style style:name="T23" style:family="text">
      <style:text-properties officeooo:rsid="002f0590"/>
    </style:style>
    <style:style style:name="T24" style:family="text">
      <style:text-properties officeooo:rsid="002f6202"/>
    </style:style>
    <style:style style:name="T25" style:family="text">
      <style:text-properties officeooo:rsid="002fd446"/>
    </style:style>
    <style:style style:name="T26" style:family="text">
      <style:text-properties officeooo:rsid="00313660"/>
    </style:style>
    <style:style style:name="T27" style:family="text">
      <style:text-properties officeooo:rsid="00337537"/>
    </style:style>
    <style:style style:name="T28" style:family="text">
      <style:text-properties officeooo:rsid="00350602"/>
    </style:style>
    <style:style style:name="T29" style:family="text">
      <style:text-properties officeooo:rsid="00364395"/>
    </style:style>
    <style:style style:name="T30" style:family="text">
      <style:text-properties officeooo:rsid="003891f7"/>
    </style:style>
    <style:style style:name="T31" style:family="text">
      <style:text-properties officeooo:rsid="00395797"/>
    </style:style>
    <style:style style:name="T32" style:family="text">
      <style:text-properties officeooo:rsid="003b7a29"/>
    </style:style>
    <style:style style:name="T33" style:family="text">
      <style:text-properties officeooo:rsid="003bec79"/>
    </style:style>
    <style:style style:name="T34" style:family="text">
      <style:text-properties officeooo:rsid="0042059c"/>
    </style:style>
    <style:style style:name="T35" style:family="text">
      <style:text-properties officeooo:rsid="00475d28"/>
    </style:style>
    <style:style style:name="T36" style:family="text">
      <style:text-properties officeooo:rsid="0047739d"/>
    </style:style>
    <style:style style:name="T37" style:family="text">
      <style:text-properties officeooo:rsid="00485d06"/>
    </style:style>
    <style:style style:name="T38" style:family="text">
      <style:text-properties officeooo:rsid="004b6cd2"/>
    </style:style>
    <style:style style:name="T39" style:family="text">
      <style:text-properties officeooo:rsid="004e7409"/>
    </style:style>
    <style:style style:name="T40" style:family="text">
      <style:text-properties officeooo:rsid="004fd681"/>
    </style:style>
    <style:style style:name="T41" style:family="text">
      <style:text-properties officeooo:rsid="00506493"/>
    </style:style>
    <style:style style:name="T42" style:family="text">
      <style:text-properties officeooo:rsid="0053c593"/>
    </style:style>
    <style:style style:name="T43" style:family="text">
      <style:text-properties officeooo:rsid="0057874c"/>
    </style:style>
    <style:style style:name="T44" style:family="text">
      <style:text-properties officeooo:rsid="005aaec1"/>
    </style:style>
    <style:style style:name="T45" style:family="text">
      <style:text-properties officeooo:rsid="005b104a"/>
    </style:style>
    <style:style style:name="T46" style:family="text">
      <style:text-properties officeooo:rsid="005d58a8"/>
    </style:style>
    <style:style style:name="T47" style:family="text">
      <style:text-properties officeooo:rsid="005f3fe0"/>
    </style:style>
    <style:style style:name="T48" style:family="text">
      <style:text-properties officeooo:rsid="005ff1a3"/>
    </style:style>
    <style:style style:name="T49" style:family="text">
      <style:text-properties officeooo:rsid="0060304c"/>
    </style:style>
    <style:style style:name="T50" style:family="text">
      <style:text-properties officeooo:rsid="0062b1bb"/>
    </style:style>
    <style:style style:name="T51" style:family="text">
      <style:text-properties officeooo:rsid="00642aff"/>
    </style:style>
    <style:style style:name="T52" style:family="text">
      <style:text-properties officeooo:rsid="0066597b"/>
    </style:style>
    <style:style style:name="T53" style:family="text">
      <style:text-properties officeooo:rsid="0069bf64"/>
    </style:style>
    <style:style style:name="T54" style:family="text">
      <style:text-properties officeooo:rsid="006ab85c"/>
    </style:style>
    <style:style style:name="T55" style:family="text">
      <style:text-properties officeooo:rsid="006caa89"/>
    </style:style>
    <style:style style:name="T56" style:family="text">
      <style:text-properties officeooo:rsid="006d5f5e"/>
    </style:style>
    <style:style style:name="T57" style:family="text">
      <style:text-properties officeooo:rsid="0072154c"/>
    </style:style>
    <style:style style:name="T58" style:family="text">
      <style:text-properties officeooo:rsid="0075647f"/>
    </style:style>
    <style:style style:name="T59" style:family="text">
      <style:text-properties officeooo:rsid="0076f5fd"/>
    </style:style>
    <style:style style:name="T60" style:family="text">
      <style:text-properties officeooo:rsid="0077474d"/>
    </style:style>
    <style:style style:name="T61" style:family="text">
      <style:text-properties officeooo:rsid="0077caaa"/>
    </style:style>
    <style:style style:name="T62" style:family="text">
      <style:text-properties officeooo:rsid="0078c88a"/>
    </style:style>
    <style:style style:name="T63" style:family="text">
      <style:text-properties officeooo:rsid="00791711"/>
    </style:style>
    <style:style style:name="T64" style:family="text">
      <style:text-properties officeooo:rsid="0079ccd3"/>
    </style:style>
    <style:style style:name="T65" style:family="text">
      <style:text-properties officeooo:rsid="007aa4a6"/>
    </style:style>
    <style:style style:name="T66" style:family="text">
      <style:text-properties officeooo:rsid="007c5031"/>
    </style:style>
    <style:style style:name="T67" style:family="text">
      <style:text-properties officeooo:rsid="00800cd4"/>
    </style:style>
    <style:style style:name="T68" style:family="text">
      <style:text-properties officeooo:rsid="0080e77a"/>
    </style:style>
    <style:style style:name="T69" style:family="text">
      <style:text-properties officeooo:rsid="0082de8b"/>
    </style:style>
    <style:style style:name="T70" style:family="text">
      <style:text-properties officeooo:rsid="008498af"/>
    </style:style>
    <style:style style:name="T71" style:family="text">
      <style:text-properties officeooo:rsid="00859d38"/>
    </style:style>
    <style:style style:name="T72" style:family="text">
      <style:text-properties officeooo:rsid="00868835"/>
    </style:style>
    <style:style style:name="T73" style:family="text">
      <style:text-properties officeooo:rsid="0086fea6"/>
    </style:style>
    <style:style style:name="T74" style:family="text">
      <style:text-properties officeooo:rsid="008842f8"/>
    </style:style>
    <style:style style:name="T75" style:family="text">
      <style:text-properties officeooo:rsid="008a400d"/>
    </style:style>
    <style:style style:name="T76" style:family="text">
      <style:text-properties officeooo:rsid="008e7e92"/>
    </style:style>
    <style:style style:name="T77" style:family="text">
      <style:text-properties officeooo:rsid="008ea5a8"/>
    </style:style>
    <style:style style:name="T78" style:family="text">
      <style:text-properties officeooo:rsid="008ff870"/>
    </style:style>
    <style:style style:name="T79" style:family="text">
      <style:text-properties officeooo:rsid="009181f8"/>
    </style:style>
    <style:style style:name="T80" style:family="text">
      <style:text-properties officeooo:rsid="00926da6"/>
    </style:style>
    <style:style style:name="T81" style:family="text">
      <style:text-properties officeooo:rsid="00934656"/>
    </style:style>
    <style:style style:name="T82" style:family="text">
      <style:text-properties officeooo:rsid="00961902"/>
    </style:style>
    <style:style style:name="T83" style:family="text">
      <style:text-properties officeooo:rsid="009957cc"/>
    </style:style>
    <style:style style:name="T84" style:family="text">
      <style:text-properties officeooo:rsid="009b5b16"/>
    </style:style>
    <style:style style:name="T85" style:family="text">
      <style:text-properties officeooo:rsid="009c0980"/>
    </style:style>
    <style:style style:name="T86" style:family="text">
      <style:text-properties officeooo:rsid="009dcf1d"/>
    </style:style>
    <style:style style:name="T87" style:family="text">
      <style:text-properties officeooo:rsid="009e35fd"/>
    </style:style>
    <style:style style:name="T88" style:family="text">
      <style:text-properties officeooo:rsid="00a08d9d"/>
    </style:style>
    <style:style style:name="T89" style:family="text">
      <style:text-properties officeooo:rsid="00a29e96"/>
    </style:style>
    <style:style style:name="T90" style:family="text">
      <style:text-properties officeooo:rsid="00a5d30f"/>
    </style:style>
    <style:style style:name="T91" style:family="text">
      <style:text-properties officeooo:rsid="00a64f60"/>
    </style:style>
    <style:style style:name="T92" style:family="text">
      <style:text-properties officeooo:rsid="00a93256"/>
    </style:style>
    <style:style style:name="T93" style:family="text">
      <style:text-properties officeooo:rsid="00aab5e9"/>
    </style:style>
    <style:style style:name="T94" style:family="text">
      <style:text-properties officeooo:rsid="00abff26"/>
    </style:style>
    <style:style style:name="T95" style:family="text">
      <style:text-properties officeooo:rsid="00b17e4f"/>
    </style:style>
    <style:style style:name="T96" style:family="text">
      <style:text-properties officeooo:rsid="00b24d78"/>
    </style:style>
    <style:style style:name="T97" style:family="text">
      <style:text-properties officeooo:rsid="00b3a6cf"/>
    </style:style>
    <style:style style:name="T98" style:family="text">
      <style:text-properties officeooo:rsid="00b483cb"/>
    </style:style>
    <style:style style:name="T99" style:family="text">
      <style:text-properties officeooo:rsid="00b58de3"/>
    </style:style>
    <style:style style:name="T100" style:family="text">
      <style:text-properties officeooo:rsid="00b598ba"/>
    </style:style>
    <style:style style:name="T101" style:family="text">
      <style:text-properties officeooo:rsid="00b6e22c"/>
    </style:style>
    <style:style style:name="T102" style:family="text">
      <style:text-properties officeooo:rsid="00b8b2a8"/>
    </style:style>
    <style:style style:name="T103" style:family="text">
      <style:text-properties officeooo:rsid="00ba1782"/>
    </style:style>
    <style:style style:name="T104" style:family="text">
      <style:text-properties officeooo:rsid="00bcbe02"/>
    </style:style>
    <style:style style:name="T105" style:family="text">
      <style:text-properties officeooo:rsid="00becc8a"/>
    </style:style>
    <style:style style:name="T106" style:family="text">
      <style:text-properties fo:font-style="italic" style:font-style-asian="italic" style:font-style-complex="italic"/>
    </style:style>
    <style:style style:name="T107" style:family="text">
      <style:text-properties fo:font-style="italic" officeooo:rsid="00becc8a" style:font-style-asian="italic" style:font-style-complex="italic"/>
    </style:style>
    <style:style style:name="T108" style:family="text">
      <style:text-properties fo:font-style="italic" officeooo:rsid="00c5effa" style:font-style-asian="italic" style:font-style-complex="italic"/>
    </style:style>
    <style:style style:name="T109" style:family="text">
      <style:text-properties fo:font-style="italic" officeooo:rsid="0121eba3" style:font-style-asian="italic" style:font-style-complex="italic"/>
    </style:style>
    <style:style style:name="T110" style:family="text">
      <style:text-properties fo:font-style="italic" officeooo:rsid="0137a05e" style:font-style-asian="italic" style:font-style-complex="italic"/>
    </style:style>
    <style:style style:name="T111" style:family="text">
      <style:text-properties officeooo:rsid="00c360b7"/>
    </style:style>
    <style:style style:name="T112" style:family="text">
      <style:text-properties officeooo:rsid="00c50a6e"/>
    </style:style>
    <style:style style:name="T113" style:family="text">
      <style:text-properties officeooo:rsid="00c5effa"/>
    </style:style>
    <style:style style:name="T114" style:family="text">
      <style:text-properties officeooo:rsid="00c62cc1"/>
    </style:style>
    <style:style style:name="T115" style:family="text">
      <style:text-properties fo:font-style="normal" style:font-style-asian="normal" style:font-style-complex="normal"/>
    </style:style>
    <style:style style:name="T116" style:family="text">
      <style:text-properties fo:font-style="normal" officeooo:rsid="00c62cc1" style:font-style-asian="normal" style:font-style-complex="normal"/>
    </style:style>
    <style:style style:name="T117" style:family="text">
      <style:text-properties fo:font-style="normal" officeooo:rsid="00b8b2a8" style:font-style-asian="normal" style:font-style-complex="normal"/>
    </style:style>
    <style:style style:name="T118" style:family="text">
      <style:text-properties fo:font-style="normal" officeooo:rsid="00c95d82" style:font-style-asian="normal" style:font-style-complex="normal"/>
    </style:style>
    <style:style style:name="T119" style:family="text">
      <style:text-properties fo:font-style="normal" officeooo:rsid="00cef5b7" style:font-style-asian="normal" style:font-style-complex="normal"/>
    </style:style>
    <style:style style:name="T120" style:family="text">
      <style:text-properties fo:font-style="normal" officeooo:rsid="010620a2" style:font-style-asian="normal" style:font-style-complex="normal"/>
    </style:style>
    <style:style style:name="T121" style:family="text">
      <style:text-properties fo:font-style="normal" officeooo:rsid="010ab3aa" style:font-style-asian="normal" style:font-style-complex="normal"/>
    </style:style>
    <style:style style:name="T122" style:family="text">
      <style:text-properties fo:font-style="normal" officeooo:rsid="010bc9f6" style:font-style-asian="normal" style:font-style-complex="normal"/>
    </style:style>
    <style:style style:name="T123" style:family="text">
      <style:text-properties fo:font-style="normal" officeooo:rsid="010c1999" style:font-style-asian="normal" style:font-style-complex="normal"/>
    </style:style>
    <style:style style:name="T124" style:family="text">
      <style:text-properties fo:font-style="normal" officeooo:rsid="010cf2dc" style:font-style-asian="normal" style:font-style-complex="normal"/>
    </style:style>
    <style:style style:name="T125" style:family="text">
      <style:text-properties fo:font-style="normal" officeooo:rsid="010d1742" style:font-style-asian="normal" style:font-style-complex="normal"/>
    </style:style>
    <style:style style:name="T126" style:family="text">
      <style:text-properties fo:font-style="normal" officeooo:rsid="010eb030" style:font-style-asian="normal" style:font-style-complex="normal"/>
    </style:style>
    <style:style style:name="T127" style:family="text">
      <style:text-properties fo:font-style="normal" officeooo:rsid="01132e7f" style:font-style-asian="normal" style:font-style-complex="normal"/>
    </style:style>
    <style:style style:name="T128" style:family="text">
      <style:text-properties fo:font-style="normal" officeooo:rsid="0113e633" style:font-style-asian="normal" style:font-style-complex="normal"/>
    </style:style>
    <style:style style:name="T129" style:family="text">
      <style:text-properties fo:font-style="normal" officeooo:rsid="01157f37" style:font-style-asian="normal" style:font-style-complex="normal"/>
    </style:style>
    <style:style style:name="T130" style:family="text">
      <style:text-properties fo:font-style="normal" officeooo:rsid="01171f61" style:font-style-asian="normal" style:font-style-complex="normal"/>
    </style:style>
    <style:style style:name="T131" style:family="text">
      <style:text-properties fo:font-style="normal" officeooo:rsid="0118b0c4" style:font-style-asian="normal" style:font-style-complex="normal"/>
    </style:style>
    <style:style style:name="T132" style:family="text">
      <style:text-properties fo:font-style="normal" officeooo:rsid="011be077" style:font-style-asian="normal" style:font-style-complex="normal"/>
    </style:style>
    <style:style style:name="T133" style:family="text">
      <style:text-properties fo:font-style="normal" officeooo:rsid="011dbd5b" style:font-style-asian="normal" style:font-style-complex="normal"/>
    </style:style>
    <style:style style:name="T134" style:family="text">
      <style:text-properties fo:font-style="normal" officeooo:rsid="011fde23" style:font-style-asian="normal" style:font-style-complex="normal"/>
    </style:style>
    <style:style style:name="T135" style:family="text">
      <style:text-properties fo:font-style="normal" officeooo:rsid="0121d3a5" style:font-style-asian="normal" style:font-style-complex="normal"/>
    </style:style>
    <style:style style:name="T136" style:family="text">
      <style:text-properties fo:font-style="normal" officeooo:rsid="0121eba3" style:font-style-asian="normal" style:font-style-complex="normal"/>
    </style:style>
    <style:style style:name="T137" style:family="text">
      <style:text-properties fo:font-style="normal" officeooo:rsid="0128f39c" style:font-style-asian="normal" style:font-style-complex="normal"/>
    </style:style>
    <style:style style:name="T138" style:family="text">
      <style:text-properties fo:font-style="normal" officeooo:rsid="002f6202" style:font-style-asian="normal" style:font-style-complex="normal"/>
    </style:style>
    <style:style style:name="T139" style:family="text">
      <style:text-properties fo:font-style="normal" officeooo:rsid="012974d8" style:font-style-asian="normal" style:font-style-complex="normal"/>
    </style:style>
    <style:style style:name="T140" style:family="text">
      <style:text-properties fo:font-style="normal" officeooo:rsid="012b5207" style:font-style-asian="normal" style:font-style-complex="normal"/>
    </style:style>
    <style:style style:name="T141" style:family="text">
      <style:text-properties fo:font-style="normal" officeooo:rsid="012b6620" style:font-style-asian="normal" style:font-style-complex="normal"/>
    </style:style>
    <style:style style:name="T142" style:family="text">
      <style:text-properties fo:font-style="normal" officeooo:rsid="013183fc" style:font-style-asian="normal" style:font-style-complex="normal"/>
    </style:style>
    <style:style style:name="T143" style:family="text">
      <style:text-properties fo:font-style="normal" officeooo:rsid="013553d9" style:font-style-asian="normal" style:font-style-complex="normal"/>
    </style:style>
    <style:style style:name="T144" style:family="text">
      <style:text-properties officeooo:rsid="00ca198e"/>
    </style:style>
    <style:style style:name="T145" style:family="text">
      <style:text-properties officeooo:rsid="00cb4ee7"/>
    </style:style>
    <style:style style:name="T146" style:family="text">
      <style:text-properties officeooo:rsid="00ccb3f9"/>
    </style:style>
    <style:style style:name="T147" style:family="text">
      <style:text-properties officeooo:rsid="00cde4a0"/>
    </style:style>
    <style:style style:name="T148" style:family="text">
      <style:text-properties officeooo:rsid="00d01990"/>
    </style:style>
    <style:style style:name="T149" style:family="text">
      <style:text-properties officeooo:rsid="00d20cee"/>
    </style:style>
    <style:style style:name="T150" style:family="text">
      <style:text-properties officeooo:rsid="00d26b8e"/>
    </style:style>
    <style:style style:name="T151" style:family="text">
      <style:text-properties officeooo:rsid="00d38276"/>
    </style:style>
    <style:style style:name="T152" style:family="text">
      <style:text-properties officeooo:rsid="00d5d835"/>
    </style:style>
    <style:style style:name="T153" style:family="text">
      <style:text-properties officeooo:rsid="00d78d2e"/>
    </style:style>
    <style:style style:name="T154" style:family="text">
      <style:text-properties officeooo:rsid="00dcc20b"/>
    </style:style>
    <style:style style:name="T155" style:family="text">
      <style:text-properties officeooo:rsid="00e0f035"/>
    </style:style>
    <style:style style:name="T156" style:family="text">
      <style:text-properties officeooo:rsid="00e2e390"/>
    </style:style>
    <style:style style:name="T157" style:family="text">
      <style:text-properties officeooo:rsid="00e5dcf5"/>
    </style:style>
    <style:style style:name="T158" style:family="text">
      <style:text-properties officeooo:rsid="00e7aeb2"/>
    </style:style>
    <style:style style:name="T159" style:family="text">
      <style:text-properties officeooo:rsid="00e8b61b"/>
    </style:style>
    <style:style style:name="T160" style:family="text">
      <style:text-properties officeooo:rsid="00eba08b"/>
    </style:style>
    <style:style style:name="T161" style:family="text">
      <style:text-properties officeooo:rsid="00ed4f85"/>
    </style:style>
    <style:style style:name="T162" style:family="text">
      <style:text-properties officeooo:rsid="00ed90b7"/>
    </style:style>
    <style:style style:name="T163" style:family="text">
      <style:text-properties officeooo:rsid="00ee8fb6"/>
    </style:style>
    <style:style style:name="T164" style:family="text">
      <style:text-properties officeooo:rsid="00ef55b8"/>
    </style:style>
    <style:style style:name="T165" style:family="text">
      <style:text-properties officeooo:rsid="00f1bb5d"/>
    </style:style>
    <style:style style:name="T166" style:family="text">
      <style:text-properties officeooo:rsid="00f3ac03"/>
    </style:style>
    <style:style style:name="T167" style:family="text">
      <style:text-properties officeooo:rsid="00f539ce"/>
    </style:style>
    <style:style style:name="T168" style:family="text">
      <style:text-properties officeooo:rsid="00f96a54"/>
    </style:style>
    <style:style style:name="T169" style:family="text">
      <style:text-properties officeooo:rsid="00f9adba"/>
    </style:style>
    <style:style style:name="T170" style:family="text">
      <style:text-properties officeooo:rsid="00fabba3"/>
    </style:style>
    <style:style style:name="T171" style:family="text">
      <style:text-properties officeooo:rsid="00fe3ebd"/>
    </style:style>
    <style:style style:name="T172" style:family="text">
      <style:text-properties officeooo:rsid="00fefa6d"/>
    </style:style>
    <style:style style:name="T173" style:family="text">
      <style:text-properties officeooo:rsid="010004c6"/>
    </style:style>
    <style:style style:name="T174" style:family="text">
      <style:text-properties officeooo:rsid="01002444"/>
    </style:style>
    <style:style style:name="T175" style:family="text">
      <style:text-properties officeooo:rsid="01033f50"/>
    </style:style>
    <style:style style:name="T176" style:family="text">
      <style:text-properties officeooo:rsid="01044685"/>
    </style:style>
    <style:style style:name="T177" style:family="text">
      <style:text-properties officeooo:rsid="010620a2"/>
    </style:style>
    <style:style style:name="T178" style:family="text">
      <style:text-properties officeooo:rsid="0107443c"/>
    </style:style>
    <style:style style:name="T179" style:family="text">
      <style:text-properties officeooo:rsid="012e9e46"/>
    </style:style>
    <style:style style:name="T180" style:family="text">
      <style:text-properties officeooo:rsid="012edebf"/>
    </style:style>
    <style:style style:name="T181" style:family="text">
      <style:text-properties officeooo:rsid="0137a05e"/>
    </style:style>
    <style:style style:name="T182" style:family="text">
      <style:text-properties officeooo:rsid="0138bf52"/>
    </style:style>
    <style:style style:name="T183" style:family="text">
      <style:text-properties officeooo:rsid="0138ed9a"/>
    </style:style>
    <style:style style:name="T184" style:family="text">
      <style:text-properties officeooo:rsid="013f7a3c"/>
    </style:style>
    <style:style style:name="T185" style:family="text">
      <style:text-properties officeooo:rsid="01412c92"/>
    </style:style>
    <style:style style:name="T186" style:family="text">
      <style:text-properties officeooo:rsid="01431adb"/>
    </style:style>
    <style:style style:name="T187" style:family="text">
      <style:text-properties officeooo:rsid="0144df9b"/>
    </style:style>
    <style:style style:name="T188" style:family="text">
      <style:text-properties officeooo:rsid="01463553"/>
    </style:style>
    <style:style style:name="T189" style:family="text">
      <style:text-properties officeooo:rsid="01464144"/>
    </style:style>
    <style:style style:name="T190" style:family="text">
      <style:text-properties officeooo:rsid="0147d4d3"/>
    </style:style>
    <style:style style:name="T191" style:family="text">
      <style:text-properties officeooo:rsid="014b83f7"/>
    </style:style>
    <style:style style:name="T192" style:family="text">
      <style:text-properties officeooo:rsid="014ccbf9"/>
    </style:style>
    <style:style style:name="T193" style:family="text">
      <style:text-properties officeooo:rsid="014ea233"/>
    </style:style>
    <style:style style:name="T194" style:family="text">
      <style:text-properties officeooo:rsid="014fe3f0"/>
    </style:style>
    <style:style style:name="T195" style:family="text">
      <style:text-properties officeooo:rsid="0150e9f7"/>
    </style:style>
    <style:style style:name="T196" style:family="text">
      <style:text-properties officeooo:rsid="0151ba00"/>
    </style:style>
    <style:style style:name="T197" style:family="text">
      <style:text-properties officeooo:rsid="0153ad9b"/>
    </style:style>
    <style:style style:name="T198" style:family="text">
      <style:text-properties officeooo:rsid="01568b8b"/>
    </style:style>
    <style:style style:name="T199" style:family="text">
      <style:text-properties officeooo:rsid="01581cc1"/>
    </style:style>
    <style:style style:name="T200" style:family="text">
      <style:text-properties officeooo:rsid="0158d6a6"/>
    </style:style>
    <style:style style:name="T201" style:family="text">
      <style:text-properties officeooo:rsid="0159f340"/>
    </style:style>
    <style:style style:name="T202" style:family="text">
      <style:text-properties officeooo:rsid="015e4a9d"/>
    </style:style>
    <style:style style:name="T203" style:family="text">
      <style:text-properties officeooo:rsid="01603cba"/>
    </style:style>
    <style:style style:name="T204" style:family="text">
      <style:text-properties officeooo:rsid="0164cf9b"/>
    </style:style>
    <style:style style:name="T205" style:family="text">
      <style:text-properties officeooo:rsid="0166ae28"/>
    </style:style>
    <style:style style:name="T206" style:family="text">
      <style:text-properties officeooo:rsid="016823cc"/>
    </style:style>
    <style:style style:name="T207" style:family="text">
      <style:text-properties officeooo:rsid="016bfe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4">The water danced and lapped gently by the shore, which was held in place by rocks of various sizes. There was only the smallest bit of grass, somewhat overgrown, perfunctorily sandwiched between the dark wet stone and the sandy skirt of the path. </text:p>
      <text:p text:style-name="P4"/>
      <text:p text:style-name="P4">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4"/>
      <text:p text:style-name="P5">Before the road there was a tiny area of green, with a number of trees, halfheartedly placed when the area was redone a decade ago. Beating both pessimistic and optimistic predictions, they had neither died, nor grown, and provided negligible shade. </text:p>
      <text:p text:style-name="P5"/>
      <text:p text:style-name="P5">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5"/>
      <text:p text:style-name="P5">Most of all it hung in the sky, blasting over the buildings, <text:span text:style-name="T3">transforming them into two dimensional silhouettes of darkness framed by the brilliant gold of its light. </text:span></text:p>
      <text:p text:style-name="P5"/>
      <text:p text:style-name="P6">It covered the whole area in a warm glow. It was in impermanent yet timeless glow. It spoke of stasis and yet of drastic change. In this dichotomy, it was a nervous and frustrating light.</text:p>
      <text:p text:style-name="P6"/>
      <text:p text:style-name="P6"><text:span text:style-name="T207">There were no other people on the path. Marcela Vidal was alone for the moment, and she would prove to be alone for the rest of her life. </text:span></text:p>
      <text:p text:style-name="Horizontal_20_Line"/>
      <text:p text:style-name="P7"/>
      <text:p text:style-name="P3"><text:span text:style-name="T5">Antonio</text:span> Queirós <text:span text:style-name="T4">emerged from the side seat of the police cruiser and looked back into the car. He could make out the portly captain Silva arranging some paperwork, stuffing it into a folder. The other man closed it with some struggle, leaving corners of white sticking out in haphazard directions. The larger man, then grabbed the handhold at the top of the car door and heaved himself out of the vehicle. </text:span></text:p>
      <text:p text:style-name="P3"/>
      <text:p text:style-name="P3"><text:soft-page-break/>“<text:span text:style-name="T4">Fine day isn’t it </text:span><text:span text:style-name="T5">Antonio</text:span><text:span text:style-name="T4">?</text:span>” <text:span text:style-name="T5">The captain asked, wrapping himself in his captains coat as the breeze blew across the water.</text:span></text:p>
      <text:p text:style-name="P3"/>
      <text:p text:style-name="P3">“<text:span text:style-name="T5">Its not every day I’m able to contribute to a case myself.</text:span>”</text:p>
      <text:p text:style-name="P3"/>
      <text:p text:style-name="P8">Antonio brain worked quickly, trying to say something sufficiently flattering that wouldn’t wound the captain’s ego. </text:p>
      <text:p text:style-name="P8"/>
      <text:p text:style-name="P8">“I’m sure all the officers on duty <text:span text:style-name="T6">will be motivated by your presence sir.</text:span>” <text:span text:style-name="T6">Antonio offered, adjusting his hat </text:span><text:span text:style-name="T12">atop short black hair.</text:span></text:p>
      <text:p text:style-name="P8"/>
      <text:p text:style-name="P9">The Captain cracked a smile. “You don’t have to try to butter me up. I’d much rather leave things to you and the other men. But this case is special.”</text:p>
      <text:p text:style-name="P9"/>
      <text:p text:style-name="P9">“How so?” Antonio asked with a frown. They had told him nothing when the team had been put together. Yet there remained a possibility that Captain Silva had requested him personally. And that would be very important to make note of. He walked around the car and joined the other man. </text:p>
      <text:p text:style-name="P9"/>
      <text:p text:style-name="P9">They started walking in the direction of the crime scene.</text:p>
      <text:p text:style-name="P9"/>
      <text:p text:style-name="P10">The overpass where the trail when under the bridge was all cordoned off. There were at least five other officers <text:span text:style-name="T7">in the immediate vicinity</text:span> along with a specialist, judging by the man’s coat. <text:span text:style-name="T7">There were also a number of other men and women guarding the site, which due to the hour and vacancy of the trail mostly meant standing idle. </text:span></text:p>
      <text:p text:style-name="P10"/>
      <text:p text:style-name="P11">Antonio frowned again. It was very rare for so many officers to be assigned to one case. </text:p>
      <text:p text:style-name="P10"/>
      <text:p text:style-name="P10">“<text:span text:style-name="T7">Do we have a file yet?” Antonio asked as they approached the cordoned area. </text:span></text:p>
      <text:p text:style-name="P10"/>
      <text:p text:style-name="P12">One of the idle guards came to attention and lifted the yellow plastic ribbon that demarcated the crime scene. </text:p>
      <text:p text:style-name="P10"/>
      <text:p text:style-name="P11">Silva made a <text:span text:style-name="T8">short exhale and shook his head while he ducked under </text:span><text:span text:style-name="T9">the tape. </text:span></text:p>
      <text:p text:style-name="P11"/>
      <text:p text:style-name="P11">“<text:span text:style-name="T10">Not yet. Its being put together as we speak. The event was discovered just this morning.</text:span>”</text:p>
      <text:p text:style-name="P11"/>
      <text:p text:style-name="P13">Another surprise. Typically securing funding for the real officers to arrive took time. A ground team would be sent to take photos and gather evidence, but he’d only seen a specialist on site once or twice, usually on the site of a multi-homicide. He vaguely knew that there was only one <text:span text:style-name="T102">deceased</text:span> in this case. What had prompted the extra scrutiny?</text:p>
      <text:p text:style-name="P13"/>
      <text:p text:style-name="P14">Before they came to the crime scene proper, with the white coated specialist, the Captain suddenly pulled Antonio aside. “You’re a proper man. But I’ll just warn you not to mention the burn.”</text:p>
      <text:p text:style-name="P14"/>
      <text:p text:style-name="P14">Antonio had no idea what the captain was talking about. The vague knowledge he had of the case hadn’t talked of any fire. </text:p>
      <text:p text:style-name="P13"/>
      <text:p text:style-name="P15">“Antonio, this is Dr. Regina Azevedo!” The captain said with characteristic loudness, clapping both Antonio and the white coated specialist on the shoulder. </text:p>
      <text:p text:style-name="P25"><text:soft-page-break/>The woman turned to greet them, and Antonio instantly saw what the captain had warned of. The left side of the womans face was covered in a large burn. </text:p>
      <text:p text:style-name="P15"/>
      <text:p text:style-name="P25">But she did offer a slight smile, which Antonio noted was likely only for the sake of the Captain. </text:p>
      <text:p text:style-name="P15"/>
      <text:p text:style-name="P16">“<text:span text:style-name="T11">Captain Silva. Its an honor to work with you.</text:span>” <text:span text:style-name="T11">She said. </text:span><text:span text:style-name="T13">She locked eyes with Antonio. “And you would be Mr. </text:span><text:span text:style-name="T14">Queirós?</text:span><text:span text:style-name="T13">” </text:span><text:span text:style-name="T15">She asked, extending a hand, which he took.</text:span></text:p>
      <text:p text:style-name="P16"/>
      <text:p text:style-name="P16">“<text:span text:style-name="T15">Yes. I am looking forward to working with you as well doctor.</text:span>” <text:span text:style-name="T15">He tried to smile, but truthfully, the woman’s burn scar was quite horrifying to look at. A full third of her face was gone. He looked away and tried to come up with small talk. </text:span></text:p>
      <text:p text:style-name="P16"/>
      <text:p text:style-name="P16">“<text:span text:style-name="T15">I have not seen you at the station. Do you normally work for this district?</text:span>” <text:span text:style-name="T15">he asked. </text:span></text:p>
      <text:p text:style-name="P16"/>
      <text:p text:style-name="P20">But captain Silva interrupted, with a beaming smile. “Dr. Azevedo is being loaned to us from headquarters. She is the department’s number one rising criminal forensics specialist. She graduated with top marks from the federal university and attended her doctorate in America. I’m very happy she is on this case.”</text:p>
      <text:p text:style-name="P20"/>
      <text:p text:style-name="P20">“<text:span text:style-name="T16">Yes.</text:span>” <text:span text:style-name="T16">The woman stated, the smile slipping somewhat. She gestured to the scene behind her. “I’ll suspect that you will be interested in the details. </text:span><text:span text:style-name="T45">I have already started surveying the body.</text:span><text:span text:style-name="T16">”</text:span></text:p>
      <text:p text:style-name="P20"/>
      <text:p text:style-name="P21">The sudden turn of conversation back to the direct work at hand was quite unlike the social performance required when the captain was around. Did this woman think so highly of herself that she didn’t need to follow the usual order of things? </text:p>
      <text:p text:style-name="P21"/>
      <text:p text:style-name="P21">But he hid his emotions and nodded. </text:p>
      <text:p text:style-name="P21"/>
      <text:p text:style-name="P21">“<text:span text:style-name="T17">The captain did say that this case was special in some way.</text:span>”</text:p>
      <text:p text:style-name="P21"/>
      <text:p text:style-name="P21">“<text:span text:style-name="T18">It is still too early to say for sure, but I believe that it is indeed unusual. In the short period of time I have been here today I have already uncovered a number of unexpected facts. Perhaps you two can help shed some light on things.</text:span>”</text:p>
      <text:p text:style-name="P21"/>
      <text:p text:style-name="P22">At this point, even the captain knew things had deviated far into lets-get-to-work territory. </text:p>
      <text:p text:style-name="P22"/>
      <text:p text:style-name="P22">“Very well. There will always be lunch. I would like you two to get to know one another.” <text:span text:style-name="T19">The captain offered.</text:span></text:p>
      <text:p text:style-name="P22"/>
      <text:p text:style-name="P23">Antonio made the mistake of looking over at the same time as the doctor and awkwardly caught her eyes. </text:p>
      <text:p text:style-name="P23"/>
      <text:p text:style-name="P23">“Well, yes then.” He mumbled. “Lets see what we have.”</text:p>
      <text:p text:style-name="P23"/>
      <text:p text:style-name="P23">And the good doctor started her briefing.</text:p>
      <text:p text:style-name="P23"/>
      <text:p text:style-name="P24"/>
      <text:p text:style-name="P24"/>
      <text:p text:style-name="P24"><text:soft-page-break/>“<text:span text:style-name="T20">Alright. Lets start with the basics. The deceased is a twenty nine year old woman: </text:span><text:span text:style-name="T14">Ms Marcela Vidal.</text:span>” <text:span text:style-name="T20">Dr Azevedo said, gesturing to the woman on the ground. </text:span></text:p>
      <text:p text:style-name="P24"/>
      <text:p text:style-name="P24">“<text:span text:style-name="T20">By the fitness attire it is presumed that she exercising along the path.</text:span>”</text:p>
      <text:p text:style-name="P24"/>
      <text:p text:style-name="P26">The body lay face <text:span text:style-name="T68">down</text:span> on the ground. </text:p>
      <text:p text:style-name="P26"/>
      <text:p text:style-name="P17">Antionio <text:span text:style-name="T20">took out his camera and started taking pictures. </text:span></text:p>
      <text:p text:style-name="P17"/>
      <text:p text:style-name="P17">“<text:span text:style-name="T20">Oh. It should be fine.</text:span>” <text:span text:style-name="T20">Captain Silva said, “the others have already taken some.”</text:span></text:p>
      <text:p text:style-name="P17"/>
      <text:p text:style-name="P26">But Antonio shook his head. “Just being careful. You can never have too many angles on things.”’</text:p>
      <text:p text:style-name="P26">And the second sentence he did not utter, “And sometimes the others mess up”</text:p>
      <text:p text:style-name="P17"/>
      <text:p text:style-name="P26">“Cause of death?” Antonio asked.</text:p>
      <text:p text:style-name="P17"/>
      <text:p text:style-name="P18"><text:span text:style-name="T20">Dr. Azevedo nodded. “I would like to do a more complete analysis back in the lab, but it looks like </text:span><text:span text:style-name="T24">blunt </text:span><text:span text:style-name="T20">trauma to the </text:span><text:span text:style-name="T69">front</text:span><text:span text:style-name="T20"> of the head. Its </text:span><text:span text:style-name="T21">possible she simply fell.</text:span><text:span text:style-name="T20">”</text:span></text:p>
      <text:p text:style-name="P18"/>
      <text:p text:style-name="P41">Captain Silva shook his head and looked around. </text:p>
      <text:p text:style-name="P18"/>
      <text:p text:style-name="P41">His eyes scanned the surroundings, looking behind them towards the park but then lingered on the overpass in front of them. </text:p>
      <text:p text:style-name="P18"/>
      <text:p text:style-name="P18"><text:span text:style-name="T20">“</text:span><text:span text:style-name="T21">Perhaps someone was under the bridge there.</text:span><text:span text:style-name="T20">” </text:span><text:span text:style-name="T21">He suggested. “What time do you think the death took place?”</text:span></text:p>
      <text:p text:style-name="P18"/>
      <text:p text:style-name="P19">“<text:span text:style-name="T21">Again, I could tell better at the lab with more equipment, but the body is cold yet rigid. I estimate that it happened somewhere between twelve to twenty four hours ago.”</text:span></text:p>
      <text:p text:style-name="P28"/>
      <text:p text:style-name="P28">Then she narrowed her eyes and thought once more. When she scrunched her face, it disturbed the scarring which ran down the side. </text:p>
      <text:p text:style-name="P19"/>
      <text:p text:style-name="P19"><text:span text:style-name="T21">“If I had to guess I would say that she went for an evening run before the light faded. Sunset is around </text:span><text:span text:style-name="T22">eighteen o clock</text:span><text:span text:style-name="T21">, and its seven now. </text:span><text:span text:style-name="T23">So just about thirteen hours.</text:span>”</text:p>
      <text:p text:style-name="P19"/>
      <text:p text:style-name="P28">“Fine. So who reported it?” Antonio asked. </text:p>
      <text:p text:style-name="P28"/>
      <text:p text:style-name="P28">But Dr. Azevedo shrugged. “I came here right away as soon as I was called, but I didn’t hear that part. Captain?”</text:p>
      <text:p text:style-name="P28"/>
      <text:p text:style-name="P28">Captain Silva <text:span text:style-name="T24">brought out his folder and leafed through the haphazardly arranged papers until he found the correct report. </text:span></text:p>
      <text:p text:style-name="P28"/>
      <text:p text:style-name="P28">“<text:span text:style-name="T24">Here we are. Ahh</text:span>” <text:span text:style-name="T24">He said, scanning the paper. </text:span></text:p>
      <text:p text:style-name="P28"/>
      <text:p text:style-name="P29">He held it out to the other two who perched on either side. </text:p>
      <text:p text:style-name="P29"/>
      <text:p text:style-name="P29"><text:soft-page-break/>“Anonymous tip? Hmm.” Antonio scratched his well kept beard. “I wonder why the person who reported the body didn’t stay around.”</text:p>
      <text:p text:style-name="P29"/>
      <text:p text:style-name="P29">“Oh, I know exactly why.” Captain said with a glare on his face. He pointed to the overpass. </text:p>
      <text:p text:style-name="P29">“Its because there was some vagrant under there, high on god knows what, out of his fucking mind. This young woman comes around and he kills her.”</text:p>
      <text:p text:style-name="P29"/>
      <text:p text:style-name="P40">He narrowed his eyes at the graffiti <text:span text:style-name="T35">which covered the overpass.</text:span> “Look at what they did to this place. Barely a handful of years old, and they’ve already trashed it.”</text:p>
      <text:p text:style-name="P29"/>
      <text:p text:style-name="P29">“Then why report it?” Dr. Azevedo asked, placing her hands on her hips. </text:p>
      <text:p text:style-name="P29"/>
      <text:p text:style-name="P29">The captain shrugged. “Sudden change of heart? Wanted to taunt us?”</text:p>
      <text:p text:style-name="P29"/>
      <text:p text:style-name="P29">But suddenly his face darkened. </text:p>
      <text:p text:style-name="P29"/>
      <text:p text:style-name="P29">“Actually, Dr. Azevedo, if that were the case, could you <text:span text:style-name="T36">a weapon impact from one caused by a simple fall</text:span><text:span text:style-name="T25">, as you suggested before?</text:span>”</text:p>
      <text:p text:style-name="P29"/>
      <text:p text:style-name="P29">“<text:span text:style-name="T26">Perhaps there was something more sinister going on here.</text:span>” <text:span text:style-name="T26">The captain gritted his teeth. </text:span></text:p>
      <text:p text:style-name="P29">“<text:span text:style-name="T26">Are you familiar with the </text:span><text:span text:style-name="T53">Vidal</text:span><text:span text:style-name="T26"> family?</text:span>”</text:p>
      <text:p text:style-name="P29"/>
      <text:p text:style-name="P30"><text:span text:style-name="T46">The doctor </text:span>shook <text:span text:style-name="T46">her</text:span> head. </text:p>
      <text:p text:style-name="P30"/>
      <text:p text:style-name="P30">“No of course not, <text:span text:style-name="T47">you like to focus on the work</text:span>” The captain <text:span text:style-name="T48">commented</text:span>. </text:p>
      <text:p text:style-name="P30"/>
      <text:p text:style-name="P31"><text:span text:style-name="T49">Antonio</text:span><text:span text:style-name="T37"> interjected. </text:span>“Aren’t they major contributors to the Mayor? I remember seeing one of them, maybe a brother or a cousin next to him last inauguration.”<text:span text:style-name="T27"> Antonio couldn’t help but </text:span><text:span text:style-name="T50">to look over at the doctor. The </text:span><text:span text:style-name="T54">Vidals</text:span><text:span text:style-name="T50"> were big name people. Did she really not recognize them? </text:span></text:p>
      <text:p text:style-name="P31"/>
      <text:p text:style-name="P31"><text:span text:style-name="T50">Dr. Azevedo scratched her head. </text:span><text:span text:style-name="T52">Antonio glanced at her. </text:span><text:span text:style-name="T50">A</text:span><text:span text:style-name="T27">lthough she had long dark brown hair, that probably could have looked nice with some effort, it </text:span><text:span text:style-name="T34">tangled</text:span><text:span text:style-name="T27"> chaotically </text:span><text:span text:style-name="T34">down </text:span><text:span text:style-name="T27">her head. </text:span><text:span text:style-name="T38">And of course there was the burn.</text:span></text:p>
      <text:p text:style-name="P30"/>
      <text:p text:style-name="P30">“<text:span text:style-name="T27">Indeed.</text:span>” <text:span text:style-name="T27">The captain said. “</text:span><text:span text:style-name="T51">So, doctor, h</text:span><text:span text:style-name="T27">ow would you tell the difference?”</text:span></text:p>
      <text:p text:style-name="P30"/>
      <text:p text:style-name="P32">Dr. Azevedo crouched down to the body. </text:p>
      <text:p text:style-name="P32"/>
      <text:p text:style-name="P32">“It doesn’t look like anyone has moved the body. See the blood here on the <text:span text:style-name="T71">front</text:span> of the head?”</text:p>
      <text:p text:style-name="P32"/>
      <text:p text:style-name="P32">She pointed to <text:span text:style-name="T72">the wound </text:span><text:span text:style-name="T70">on</text:span> the body’s head. </text:p>
      <text:p text:style-name="P32"/>
      <text:p text:style-name="P32">“<text:span text:style-name="T28">If she were killed and moved I would have expected to see other drops elsewhere. But I searched the grounds and I could find none. It doesn’t remove the possibility that she died elsewhere and then moved, but I think its likely that this is where she died. </text:span><text:span text:style-name="T29">I can also find no other impact to the body. She has some minor scarring, maybe from a childhood injury on her arm here, but no other wounds.</text:span>”</text:p>
      <text:p text:style-name="P32"/>
      <text:p text:style-name="P34">Antonio looked at the <text:span text:style-name="T30">corpse.</text:span></text:p>
      <text:p text:style-name="P34"/>
      <text:p text:style-name="P34"><text:soft-page-break/>“<text:span text:style-name="T30">There’s dew on the body.</text:span>” <text:span text:style-name="T30">He pointed out. </text:span></text:p>
      <text:p text:style-name="P34"/>
      <text:p text:style-name="P35">“<text:span text:style-name="T30">Yes.</text:span>” <text:span text:style-name="T30">The doctor agreed. “Yet another indication that the body was at least here through the morning.”</text:span></text:p>
      <text:p text:style-name="P35"/>
      <text:p text:style-name="P35">“<text:span text:style-name="T205">Anything else on the body? Any hair or fingerprints? Bloodprints?</text:span>” <text:span text:style-name="T205">Antonio risked. Usually these things were lost with the initial officers arriving on the scene. He hoped the doctor had been more meticulous. </text:span></text:p>
      <text:p text:style-name="P35"/>
      <text:p text:style-name="P35">“<text:span text:style-name="T206">Nothing that I could tell, but I was going to have people go over the entire site. Ill look to the body itself.</text:span>”</text:p>
      <text:p text:style-name="P35"/>
      <text:p text:style-name="P36"><text:span text:style-name="T30">“</text:span><text:span text:style-name="T31">So what did she die from? Something internal?</text:span><text:span text:style-name="T30">” </text:span><text:span text:style-name="T31">The captain asked. </text:span></text:p>
      <text:p text:style-name="P36"/>
      <text:p text:style-name="P37"><text:span text:style-name="T30">“</text:span><text:span text:style-name="T32">When we bring her back to the lab I will know more.”</text:span></text:p>
      <text:p text:style-name="P37"/>
      <text:p text:style-name="P42">A sudden noise distracted the doctor. </text:p>
      <text:p text:style-name="P37"/>
      <text:p text:style-name="P37"><text:span text:style-name="T30">“</text:span><text:span text:style-name="T32">Hey, what are they doing?</text:span><text:span text:style-name="T30">” </text:span><text:span text:style-name="T32">She cried out. </text:span></text:p>
      <text:p text:style-name="P37"/>
      <text:p text:style-name="P43">A car had now pulled up on the trail not far from the cordon and much closer than they had parked. It was not a police car. It was a black SUV.</text:p>
      <text:p text:style-name="P38"/>
      <text:p text:style-name="P39"><text:span text:style-name="T32">“</text:span><text:span text:style-name="T33">Oh fuck.</text:span><text:span text:style-name="T32">” </text:span><text:span text:style-name="T33">The captain muttered. “Hold on you two. I think this discussion will have to </text:span><text:span text:style-name="T39">wait. This is mostly why I’m here. You two get whatever information you need from the scene. Start putting something together. </text:span><text:span text:style-name="T42">I’ll meet up with you when I’m able… after running </text:span><text:span text:style-name="T39">interference.</text:span><text:span text:style-name="T33">”</text:span></text:p>
      <text:p text:style-name="P39"/>
      <text:p text:style-name="P39"><text:span text:style-name="T32">“</text:span><text:span text:style-name="T39">Interference?</text:span><text:span text:style-name="T32">” </text:span><text:span text:style-name="T39">The doctor asked. But the captain had already started walking away from them, motioning for a couple of the idle guards to join him. Someone in a suit was stepping out of the car. </text:span></text:p>
      <text:p text:style-name="P39"/>
      <text:p text:style-name="P39"><text:span text:style-name="T32">“</text:span><text:span text:style-name="T40">That will probably be the </text:span><text:span text:style-name="T56">Vidal</text:span><text:span text:style-name="T40"> family.</text:span><text:span text:style-name="T32">” </text:span><text:span text:style-name="T30"><text:s/></text:span><text:span text:style-name="T41">Antonio explained. “They’re likely incensed. At this stage they will be unpredictable. They could help the investigation, they are well connected and well funded. Or they could be a massive hindrance. Again, they are well connected and well funded.”</text:span></text:p>
      <text:p text:style-name="P39"/>
      <text:p text:style-name="P44">Antonio sighed. “This is the Captain’s job after all.”</text:p>
      <text:p text:style-name="P44"/>
      <text:p text:style-name="P45">The doctor nodded as if she understood, but Antonio could tell she was not used to the politics of the job. That was fine, as long as she excelled technically. <text:span text:style-name="T43">And in the next couple of hours he would be able to evaluate this. </text:span></text:p>
      <text:p text:style-name="P45"/>
      <text:p text:style-name="P48">He looked over the crime scene and came to a sudden realization. This was a very good opportunity. The attention of the Captain and the <text:span text:style-name="T55">Vidal</text:span> family was simply a multiplier. As he had said to the doctor, both of these factors could be a large hindrance or a large help, not just to the case, which was of middling importance in the grand scheme of things, but to his career, and likely the doctor’s as well. </text:p>
      <text:p text:style-name="P48"/>
      <text:p text:style-name="P49">For better or worse they were in the spotlight on this one. He would have to truly apply himself here.</text:p>
      <text:p text:style-name="P49"/>
      <text:p text:style-name="Horizontal_20_Line"/>
      <text:p text:style-name="P49">“<text:span text:style-name="T44">So what do you have?</text:span>” <text:span text:style-name="T44">The </text:span><text:span text:style-name="T57">captain asked. </text:span></text:p>
      <text:p text:style-name="P49"><text:soft-page-break/></text:p>
      <text:p text:style-name="P50">Antonio wanted to <text:span text:style-name="T85">remind</text:span> the doctor to give him the sparknotes version but it was too late. The captain had asked. And the good doctor told him everything.</text:p>
      <text:p text:style-name="P50"/>
      <text:p text:style-name="P50">She presented the body for his inspection, eyes glancing to make sure the captain had properly g<text:span text:style-name="T58">l</text:span>oved up. To Antionio’s surprise he had. <text:span text:style-name="T58">He also wore the appropriate coat.</text:span> One <text:span text:style-name="T58">faux pas avoided.</text:span></text:p>
      <text:p text:style-name="P50"/>
      <text:p text:style-name="P51">The doctor folded her arms. </text:p>
      <text:p text:style-name="P51"/>
      <text:p text:style-name="P51">“First things first. There is no damage to the body except for the head trauma we identified at the site. This is the only physical damage, <text:span text:style-name="T60">and at first I thought it might indicate death by cerebral edema</text:span> but <text:span text:style-name="T60">other evidence indicates </text:span><text:span text:style-name="T61">a more acute cause</text:span>.”</text:p>
      <text:p text:style-name="P51"/>
      <text:p text:style-name="P51">“<text:span text:style-name="T62">Oh</text:span>?” The Captain looked up, locking eyes with the doctor.</text:p>
      <text:p text:style-name="P51"/>
      <text:p text:style-name="P51">“<text:span text:style-name="T62">Yes, a</text:span><text:span text:style-name="T59">lthough there was significant </text:span><text:span text:style-name="T63">damage in the</text:span><text:span text:style-name="T59"> brain </text:span><text:span text:style-name="T63">consistent with inter cranial pressure, </text:span><text:span text:style-name="T59">a more proximate cause showed in the autopsy.”</text:span></text:p>
      <text:p text:style-name="P51"/>
      <text:p text:style-name="P52">She pulled the cloth from over the body’s face and with a gloved hand opened the eyes. They were lightly red. She pointed to the reddish tissue. </text:p>
      <text:p text:style-name="P52"/>
      <text:p text:style-name="P53">“These are petechiae, basically tiny hemorrhages. Antonio pointed out that that they can be present in people who have died of asphyxia, but that there was no other <text:span text:style-name="T64">major external</text:span> discoloration consistent with this. So I checked the throat. <text:span text:style-name="T65">Although there was no </text:span><text:span text:style-name="T86">foreign objects</text:span><text:span text:style-name="T65">, there was a deal of foam.”</text:span></text:p>
      <text:p text:style-name="P53"/>
      <text:p text:style-name="P53"><text:span text:style-name="T65">The doctor sighed. “These indicators are not specific by themselves. However, blood oxygen levels in various parts of the body indicated that asphyxia is a major possibility. </text:span><text:span text:style-name="T87">More than a possibility actually.</text:span><text:span text:style-name="T65">”</text:span></text:p>
      <text:p text:style-name="P53"/>
      <text:p text:style-name="P56">At this point Antonio jumped in. “Dr. <text:span text:style-name="T24">Azevedo </text:span>is the expert, but I’ve seen something somewhat like this before. Do you remember the Wallace case captain?”</text:p>
      <text:p text:style-name="P53"/>
      <text:p text:style-name="P56">The captain thought for a second. “Was that the expat case?”</text:p>
      <text:p text:style-name="P53"/>
      <text:p text:style-name="P53">“<text:span text:style-name="T65">Just the one. Although in that situation the cause of death was clear. He was strangled because of his gambling debt. But I remember some of the indicators from the autopsy. The signs here are not as obvious, but there are similarities.</text:span>”</text:p>
      <text:p text:style-name="P53"/>
      <text:p text:style-name="P53">“<text:span text:style-name="T66">But she certainly wasn’t strangled. There were no marks on her neck, right?</text:span>” <text:span text:style-name="T66">The captain said, pointing to the body.</text:span></text:p>
      <text:p text:style-name="P53"/>
      <text:p text:style-name="P55">“<text:span text:style-name="T67">Correct. This is what I think based on blood chemistry and heart tissue examination: The </text:span><text:span text:style-name="T102">deceased</text:span><text:span text:style-name="T67"> for unknown reasons fell, hit her head which rendered her unconscious. As far as I can tell, she died of suffocation in her own </text:span><text:span text:style-name="T73">saliva.</text:span>” <text:span text:style-name="T73">The doctor was a mostly impassive person, but even as she said this, her face darkened. </text:span></text:p>
      <text:p text:style-name="P53"/>
      <text:p text:style-name="P57">The captain took this in for a moment and crossed his arms. </text:p>
      <text:p text:style-name="P57"/>
      <text:p text:style-name="P57"><text:soft-page-break/>“I obviously trust you doctor, but I just want to understand this a bit more. <text:span text:style-name="T74">So we have this impact to the head and </text:span><text:span text:style-name="T75">s</text:span><text:span text:style-name="T74">igns of suffocation. Is it clear which one happened before the other? For instance, if she had ingested something poisonous, could she have been in the process of asphyxiation and fallen as it </text:span><text:span text:style-name="T76">was happening</text:span><text:span text:style-name="T74">?</text:span>”</text:p>
      <text:p text:style-name="P57"/>
      <text:p text:style-name="P57">“<text:span text:style-name="T76">Well, you do bring up a good point. I didn’t mention toxicology at all. </text:span><text:span text:style-name="T77">Antonio said that you wouldn’t want to be bored with the details.</text:span>”</text:p>
      <text:p text:style-name="P57"/>
      <text:p text:style-name="P57">“<text:span text:style-name="T77">Oh I just thought…</text:span>” <text:span text:style-name="T77">Antonio interjected, frowning. He knew the chief. Something was </text:span><text:span text:style-name="T78">odd</text:span><text:span text:style-name="T77"> here. </text:span><text:span text:style-name="T79">The captain </text:span><text:span text:style-name="T77">didn’t normally second guess a thing. In fact, normally he wouldn’t even be here. </text:span><text:span text:style-name="T79">T</text:span><text:span text:style-name="T77">he Vidals </text:span><text:span text:style-name="T79">must have </text:span><text:span text:style-name="T77">put him through the wringer. <text:s/></text:span></text:p>
      <text:p text:style-name="P57"/>
      <text:p text:style-name="P57">“<text:span text:style-name="T80">I also didn’t mention it because there was nothing there.</text:span>” <text:span text:style-name="T80">The doctor said, handing the captain a bundle of paper work. Antonio was flabbergasted to see the older man actually sit down and leaf through the whole thing. It looked like he was reading each document. He had never known the captain to go this deep on cases. </text:span><text:span text:style-name="T81">The captain very much liked to set up a team and let them handle the mundane things. </text:span><text:span text:style-name="T80"><text:s/></text:span></text:p>
      <text:p text:style-name="P57"/>
      <text:p text:style-name="P57">“<text:span text:style-name="T81">Nothing on toxicology. </text:span><text:span text:style-name="T84">Antonio </text:span><text:span text:style-name="T81">and I spent a number of hours going over the body. We couldn’t find any traces of any disease, or drugs. No heart problems. <text:s/>As far as I can tell, this Marcela Vidal was healthy right until the </text:span><text:span text:style-name="T82">moment </text:span><text:span text:style-name="T81">she died.</text:span>”</text:p>
      <text:p text:style-name="P57"/>
      <text:p text:style-name="P58">The gears were turning in Antonio’s head. No obvious signs of foul play was usually a good thing. The captain got nervous when the violent crimes got to a certain rate. The mayor after all had his promises to keep to the public and an image to maintain. </text:p>
      <text:p text:style-name="P58"/>
      <text:p text:style-name="P58">But thinking deeper about the case, Antonio saw the captains concern. With a lack of any clear acceptable cause, like <text:span text:style-name="T83">signs of attack or even a disease, what was the Vidal family going to think? That their beloved daughter just tripped and hit her head? They wouldn’t accept that even if it were true. <text:s/></text:span></text:p>
      <text:p text:style-name="P58"/>
      <text:p text:style-name="P58">“<text:span text:style-name="T83">They’re not going to believe us are they?</text:span>” <text:span text:style-name="T83">He muttered to the captain. “They’re going to put our balls in a vice.”</text:span></text:p>
      <text:p text:style-name="P57"/>
      <text:p text:style-name="P59">The captain looked around the lab and noticed the lack of other assistants. </text:p>
      <text:p text:style-name="P59"/>
      <text:p text:style-name="P59">“Is everyone out for the day?” he asked.</text:p>
      <text:p text:style-name="P59"/>
      <text:p text:style-name="P60">The doctor looked around with a bemused expression. “We’ve been the only ones in here the whole day.” She <text:span text:style-name="T88">wiped the tiredness from her eyes. She made like she was going to add something, but held it back. </text:span></text:p>
      <text:p text:style-name="P60"/>
      <text:p text:style-name="P61">Antonio nodded at the captain. “I made sure we were the only ones to look at this. I am a bit curious why though.”</text:p>
      <text:p text:style-name="P61"/>
      <text:p text:style-name="P61">The doctor frowned. She could tell something odd was going on. Typically this was due to politics, which she cared very little for. </text:p>
      <text:p text:style-name="P61"/>
      <text:p text:style-name="P62">“Thank you Antonio. I asked you to do that for two very good reasons. The first is positive: I trust you two. More than perhaps any other two officers. Your work has been exemplary. This is important when <text:soft-page-break/>Vidal comes down on our back. They’re going to want to make sure we put our best men on the case. Excuse me doctor, men and women.”</text:p>
      <text:p text:style-name="P62"/>
      <text:p text:style-name="P62">“<text:span text:style-name="T89">I see.” She said. “And what is the other reason?”</text:span></text:p>
      <text:p text:style-name="P63"/>
      <text:p text:style-name="P64">The captain pursed his lips. “Its a bit hard to describe. But its also the reason I let you all handle the work. Almost like making sure things stayed independent… Doctor. I assume everything you just told me is in writing as well?”</text:p>
      <text:p text:style-name="P65">Antonio had watched her type up the whole thing as they had proceeded. <text:span text:style-name="T91">She wasn’t writing notes. She had prepared a report, an exhaustive one</text:span>. He was impressed and a bit cynical. Not a <text:span text:style-name="T90">soul </text:span>in the office had the same level of detail. Not even him. <text:span text:style-name="T91">At the time he had wondered if it had been worth it.</text:span></text:p>
      <text:p text:style-name="P65"/>
      <text:p text:style-name="P67">She showed him the report on a flickering CRT monitor at the side of the room. Again, the captain read through the whole thing, verifying. He never did this. But his odd behavior all made sense when he revealed the cause of his conspiratorial behavior.</text:p>
      <text:p text:style-name="P65"/>
      <text:p text:style-name="P66"><text:span text:style-name="T92">He reached into his coat and produced </text:span><text:span text:style-name="T93">a</text:span><text:span text:style-name="T92"> large folder, and spilled </text:span><text:span text:style-name="T93">it </text:span><text:span text:style-name="T92">onto the lab table.</text:span></text:p>
      <text:p text:style-name="P66"/>
      <text:p text:style-name="P66"><text:span text:style-name="T95">He looked up and his face was more serious than Antonio had ever seen it before. He regarded the two young officers. </text:span><text:span text:style-name="T91"><text:s/></text:span><text:s/></text:p>
      <text:p text:style-name="P53"/>
      <text:p text:style-name="P54">“<text:span text:style-name="T92">We’re in the god damn hole now. This cause of death </text:span><text:span text:style-name="T96">is exactly the same</text:span><text:span text:style-name="T92"> from </text:span><text:span text:style-name="T94">a previous</text:span><text:span text:style-name="T92"> case, in the exact same place. </text:span><text:span text:style-name="T94">At the time it was ruled to be a simple accident. But twice? And the same cause?</text:span><text:span text:style-name="T92"> There is no way that this can be a coincidence.”</text:span></text:p>
      <text:p text:style-name="P54"/>
      <text:p text:style-name="P54"><text:span text:style-name="T92"><text:s/>“</text:span><text:span text:style-name="T94">You’re exactly right Antonio. The Vidals are absolutely going to put our balls in a vice.</text:span>”</text:p>
      <text:p text:style-name="P54"/>
      <text:p text:style-name="Horizontal_20_Line"/>
      <text:p text:style-name="P54"/>
      <text:p text:style-name="P54">“<text:span text:style-name="T97">So that's it. This certainly explains </text:span><text:span text:style-name="T98">the captain’s behavior. No one would believe this without having seen it themselves.</text:span>” <text:span text:style-name="T98">Antonio said, </text:span><text:span text:style-name="T146">leaning back in his office chair. </text:span></text:p>
      <text:p text:style-name="P54"/>
      <text:p text:style-name="P69">His posture was no longer the uptight curated professional that he tried to make himself out to be. Instead, his tie was loosened drastically, and very close to falling off completely. <text:span text:style-name="T99">The building was well ventilated, being a morgue, probably the only one with such a luxury. Even so, Antonio’s head was dotted with sweat </text:span><text:span text:style-name="T100">and eyes red from </text:span><text:span text:style-name="T101">focus</text:span><text:span text:style-name="T100">.</text:span><text:span text:style-name="T99"> </text:span></text:p>
      <text:p text:style-name="P69"/>
      <text:p text:style-name="P70">This was mostly from exhaustion. The two of them had been pouring over the documents. A quick glance at the clock told them that it was almost two in the morning. They had been working the whole day.</text:p>
      <text:p text:style-name="P70"/>
      <text:p text:style-name="P78">He continued. <text:span text:style-name="T99">“</text:span><text:span text:style-name="T103">The </text:span><text:span text:style-name="T102">two deceased share </text:span><text:span text:style-name="T147">many</text:span><text:span text:style-name="T102"> similarities: they are both women, both the same age, similar job. </text:span><text:span text:style-name="T118">And</text:span><text:span text:style-name="T116"> the two cases happened at the same time. </text:span><text:span text:style-name="T119">Those are very strong signs.</text:span><text:span text:style-name="T117"> </text:span><text:span text:style-name="T103">Normally I’d write this off as being the work of some sick fuck working similar victims. But here,</text:span><text:span text:style-name="T102"> I can’t see the other side of this. If the evidence is to be believed, such injuries could not have been externally administered. It really does look like two coincidences.</text:span><text:span text:style-name="T99">”</text:span></text:p>
      <text:p text:style-name="P70"/>
      <text:p text:style-name="P71">The doctor seemed less effected.</text:p>
      <text:p text:style-name="P71"><text:soft-page-break/></text:p>
      <text:p text:style-name="P71">“<text:span text:style-name="T104">But you agree that this can’t be a coincidence.</text:span>” <text:span text:style-name="T104">She said, </text:span><text:span text:style-name="T147">still standing and</text:span><text:span text:style-name="T104"> crossing her arms. </text:span><text:span text:style-name="T105">She looked less effected by the long hours and something told Antonio that this was something she did frequently. </text:span></text:p>
      <text:p text:style-name="P71"/>
      <text:p text:style-name="P71">“<text:span text:style-name="T105">No. You’re right. If it were a coincidence, the affected people wouldn’t share any similarities.</text:span>” <text:span text:style-name="T105">Antonio pointed to the women’s photos.</text:span></text:p>
      <text:p text:style-name="P71"/>
      <text:p text:style-name="P71">“<text:span text:style-name="T105">So I stick with what I said earlier. Its possible there is no perpetrator. It could be environmental.</text:span>”</text:p>
      <text:p text:style-name="P71"/>
      <text:p text:style-name="P73">Antonio half agreed, but then ruled this out as well.</text:p>
      <text:p text:style-name="P71"/>
      <text:p text:style-name="P71">“<text:span text:style-name="T105">But if there was </text:span><text:span text:style-name="T107">something</text:span><text:span text:style-name="T105"> causing it, something affecting people, you shouldn’t see any differentiation. I would expect to have a pile of reports here. You know, complaints about for instance, the uneven sidewalk. Someone wanting compensation after their elderly grandmother who fell. </text:span><text:span text:style-name="T111">There’s nothing like that here. </text:span><text:span text:style-name="T112">And this other case is from five years ago! What effect only happens every five years?”</text:span></text:p>
      <text:p text:style-name="P71"/>
      <text:p text:style-name="P74">Antonio sighed and ran his hair through his significantly greasier hair. </text:p>
      <text:p text:style-name="P71"/>
      <text:p text:style-name="P71">“<text:span text:style-name="T112">As far fetched as it sounds, the connection between the two victims must be the modus operandi of a killer. One who is very careful, and operates through some sort of poison.</text:span>”</text:p>
      <text:p text:style-name="P71"/>
      <text:p text:style-name="P71">“<text:span text:style-name="T113">We’ve been over this. There is nothing on toxicology.</text:span>”</text:p>
      <text:p text:style-name="P71"/>
      <text:p text:style-name="P72">“<text:span text:style-name="T113">Fine. So its been metabolized.</text:span>” <text:span text:style-name="T113">He retorted.</text:span></text:p>
      <text:p text:style-name="P72"/>
      <text:p text:style-name="P72"><text:span text:style-name="T113">“I checked for something like that. When I said there was nothing on toxicology I meant the</text:span><text:span text:style-name="T144">r</text:span><text:span text:style-name="T113">e was nothing out of the ordinary for </text:span><text:span text:style-name="T108">any</text:span><text:span text:style-name="T113"> chemical signatures. It would have to metabolize into something, and that would show up.” </text:span><text:span text:style-name="T114">She gestured furiously with the reports in her hands. </text:span></text:p>
      <text:p text:style-name="P72"/>
      <text:p text:style-name="P75">The two were silent as they recuperated from the twin outbursts. </text:p>
      <text:p text:style-name="P75"/>
      <text:p text:style-name="P75">Dr. <text:span text:style-name="T24">Azevedo </text:span>was the first to speak. For the first time she sounded unsure. </text:p>
      <text:p text:style-name="P75"/>
      <text:p text:style-name="P76">“I think we need more information. There must be something here we aren’t seeing.” <text:span text:style-name="T145">She sighed.</text:span></text:p>
      <text:p text:style-name="P76"/>
      <text:p text:style-name="P76"><text:span text:style-name="T146">Antonio shuffled around a bit of paper on the desk.</text:span><text:span text:style-name="T145"> </text:span></text:p>
      <text:p text:style-name="P75"/>
      <text:p text:style-name="P80">“I poked at the history of the location. It was shored up in the early 1850s. There was a ferry service across the river where the bridge is now. Around the turn of the century a rail bridge went up further up river and the ferry was closed. The area was vacant for a bit, then became the center of chemical plant which made paint. That closed after the war years. It sat vacant again for a long time until the car bridge went across in the 1970s, and it was renovated just ten years ago.”</text:p>
      <text:p text:style-name="P80"/>
      <text:p text:style-name="P80">“<text:span text:style-name="T148">Hmm, so you have been doing some work as well.</text:span>” <text:span text:style-name="T148">The doctor said.</text:span></text:p>
      <text:p text:style-name="P80"/>
      <text:p text:style-name="P81">Antonio was about to object when he realized that she had just been joking. </text:p>
      <text:p text:style-name="P81"/>
      <text:p text:style-name="P81"><text:soft-page-break/>“<text:span text:style-name="T149">I pull my own weight thank you very much. </text:span><text:span text:style-name="T151">The plant gave me some hope, but u</text:span><text:span text:style-name="T150">nfortunately, unless there some gas that comes up from the remains of the plant every five years, </text:span><text:span text:style-name="T152">at the same time of day,</text:span><text:span text:style-name="T150"> only effects young woman and leave no traces, I don’t think any of that is useful to us.</text:span>”</text:p>
      <text:p text:style-name="P81"/>
      <text:p text:style-name="P82">The doctor pursed her lips. “Agreed.”</text:p>
      <text:p text:style-name="P82"/>
      <text:p text:style-name="P82">“Hmm. I think we’re missing something big here. <text:span text:style-name="T153">Hopefully the captain </text:span><text:span text:style-name="T154">has something good for us when he interviews the Vidals about her whereabouts the day before.</text:span>”</text:p>
      <text:p text:style-name="P82"/>
      <text:p text:style-name="Horizontal_20_Line"/>
      <text:p text:style-name="P77"/>
      <text:p text:style-name="P83"><text:span text:style-name="T159">But t</text:span>he captain was not in a good mood as they filed into the station.</text:p>
      <text:p text:style-name="P83"/>
      <text:p text:style-name="P84">A number of lower ranking officers moved out of their way as they strode into the meeting room. The captain was already standing at the table staring out of the window. </text:p>
      <text:p text:style-name="P84"/>
      <text:p text:style-name="P84">“<text:span text:style-name="T156">Did anything turn up</text:span><text:span text:style-name="T155">?</text:span>” <text:span text:style-name="T155">He asked. </text:span></text:p>
      <text:p text:style-name="P84"/>
      <text:p text:style-name="P85">Antonio could tell the captain hadn’t had much luck.</text:p>
      <text:p text:style-name="P85"/>
      <text:p text:style-name="P86">Antonio went to respond but the doctor interrupted him, much to his annoyance. </text:p>
      <text:p text:style-name="P86"/>
      <text:p text:style-name="P86">“We’re still working things out. We’ve all but ruled out outside interference though. We’re trying to determine between coincidence or environmental effect.”</text:p>
      <text:p text:style-name="P86"/>
      <text:p text:style-name="P87">“Coincidence?” <text:span text:style-name="T157">The captain coughed. His face was a bit redder than usual.</text:span></text:p>
      <text:p text:style-name="P87"/>
      <text:p text:style-name="P88"><text:span text:style-name="T157">“</text:span><text:span text:style-name="T158">I understand this is a touchy case, but if she tripped and fell, she tripped and fell. </text:span><text:span text:style-name="T160">We’re still working out the evidence.” </text:span><text:span text:style-name="T168">The doctor state</text:span><text:span text:style-name="T169">d.</text:span></text:p>
      <text:p text:style-name="P88"/>
      <text:p text:style-name="P88">“<text:span text:style-name="T160">Hmm well, maybe I should have you explain that to the Vidals. They want us to release the body for a funeral.</text:span>” <text:span text:style-name="T170">The captain said, waving one hand vaguely. </text:span></text:p>
      <text:p text:style-name="P88"/>
      <text:p text:style-name="P88">“<text:span text:style-name="T161">What?!</text:span>” <text:span text:style-name="T161">The doctor exclaimed, looking sharply at both the captain and Antonio. “You can’t let them do that. We are still working on the case.”</text:span></text:p>
      <text:p text:style-name="P88"/>
      <text:p text:style-name="P88">“<text:span text:style-name="T162">I understand, but they are seeing things through the glasses of emotion here. They want their daughter back and they want whoever did this to hang. </text:span><text:span text:style-name="T163">If they don’t get both of those two things, they’re likely to cause trouble, assuming that they haven’t already.</text:span>”</text:p>
      <text:p text:style-name="P88"/>
      <text:p text:style-name="P88">“<text:span text:style-name="T164">So I take it that you didn’t get much from them regarding whereabouts before the incident?</text:span>”</text:p>
      <text:p text:style-name="P88"/>
      <text:p text:style-name="P89">The captain sighed. <text:span text:style-name="T165">Wasn’t it they who had stayed up all night? Yet the captain sounded the worse of the lot. </text:span></text:p>
      <text:p text:style-name="P89"/>
      <text:p text:style-name="P90">Antonio passed in coffee from an aide and re-closed the door.</text:p>
      <text:p text:style-name="P90"/>
      <text:p text:style-name="P90">“That good huh?”</text:p>
      <text:p text:style-name="P90"><text:soft-page-break/></text:p>
      <text:p text:style-name="P90">“They were very reluctant to share anything with us. I didn’t understand at first, but apparently the fraud division had found some irregularity with one of their cousin’s books. I tried explaining that <text:span text:style-name="T166">we’re a completely different department, but they were having none of it.</text:span>”</text:p>
      <text:p text:style-name="P90"/>
      <text:p text:style-name="P90">“<text:span text:style-name="T166">Best I got from them was a number of itineraries, video recordings of their estate, which include Marcela leaving in workout clothes. </text:span><text:span text:style-name="T167">I was also able to talk to a number of family members, and an aide took notes, but I have to admit none of it seemed very useful.</text:span>”</text:p>
      <text:p text:style-name="P90"/>
      <text:p text:style-name="P90">“<text:span text:style-name="T167">I’ll have them take it over to the lab anyways.</text:span>”</text:p>
      <text:p text:style-name="P75"/>
      <text:p text:style-name="P79">“<text:span text:style-name="T171">Whats the abbreviated version?</text:span>” <text:span text:style-name="T171">Antonio asked. </text:span></text:p>
      <text:p text:style-name="P79"/>
      <text:p text:style-name="P91">The captain gestured again vaguely at the documents. </text:p>
      <text:p text:style-name="P91"/>
      <text:p text:style-name="P91">“Nothing out of the ordinary. No unexplained absences. No one who would harbor a grudge against her. She got along with the other members of the family. Seems like she was active in the family’s fundraisers for their nonprofit, rather than taking part in the family business.”</text:p>
      <text:p text:style-name="P91"/>
      <text:p text:style-name="P91">“The exact day of the incident, there were three other members of the household that saw her. They didn’t report seeing anything wrong with her, nor did Marcela complain of there being anything wrong.”</text:p>
      <text:p text:style-name="P91"/>
      <text:p text:style-name="P91">“I was able to speak with some of their help. They had some interesting things to say about the family members, but only good things to say about Marcela. It seems she was a mediating presence; <text:span text:style-name="T172">literally the opposite person to be targeted by internal politics. It doesn’t completely rule out that kind of motivation, but it does make it very unlikely. Several of the members were in real grief when they heard. </text:span><text:span text:style-name="T173">Ironically its probably why the family is coming down on us to hard to find a culprit. She was the pure one.</text:span>”</text:p>
      <text:p text:style-name="P79"/>
      <text:p text:style-name="P92">Antonio scratched his beard.</text:p>
      <text:p text:style-name="P92"/>
      <text:p text:style-name="P92">“Youve been implying that the family is trying to be… proactive on this one. What exactly does that mean? Are they going to take some action here?”</text:p>
      <text:p text:style-name="P92"/>
      <text:p text:style-name="P92">The captain shook his head. “I don’t know anything yet, but the brothers are men of action. Leaving things to others in literally something that they’re incapable of. And they have a great deal of money and influence.”</text:p>
      <text:p text:style-name="P92"/>
      <text:p text:style-name="P92">The doctor interjected. “You’ve been saying that. And you mentioned them trying to obtain the body without the investigation being completed. Surely that will not be allowed?”</text:p>
      <text:p text:style-name="P92"/>
      <text:p text:style-name="P92">“<text:span text:style-name="T174">Well, I…</text:span>” <text:span text:style-name="T174">the captain started. </text:span></text:p>
      <text:p text:style-name="P92"/>
      <text:p text:style-name="P93">But he was further interrupted by an aide who exploded through the door. </text:p>
      <text:p text:style-name="P93"/>
      <text:p text:style-name="P93">“Hernandez! What are you doing?” He thundered at the younger aide. </text:p>
      <text:p text:style-name="P93"/>
      <text:p text:style-name="P93"><text:soft-page-break/>The aide threw up his hands in apology. “Sorry sir, but there are a number of special <text:span text:style-name="T175">actions</text:span> unit members here with a person in custody. It is related to this case, but they said they would only speak to you personally.”</text:p>
      <text:p text:style-name="P93"/>
      <text:p text:style-name="P94">“Well, here we go.” The captain said, gesturing for the other two to follow him.</text:p>
      <text:p text:style-name="P94"/>
      <text:p text:style-name="Horizontal_20_Line"/>
      <text:p text:style-name="P95"/>
      <text:p text:style-name="P96">There were a number of tall muscular men standing in the interrogation hallway. They were armed with submachine guns. From just one look Antonio recognized them as military. That in itself was not odd, there were many former military members in the police force. What was odd was that Antonio did not know them, despite meeting many members of the special actions unit. <text:span text:style-name="T178">Many of the members looked Anglo, maybe ex-pats.</text:span> <text:span text:style-name="T176">This instantly put him on guard, but he maintained a positive exterior. They looked professional. These were not people to piss off. </text:span></text:p>
      <text:p text:style-name="P95"/>
      <text:p text:style-name="P97">As he got closer, he could see they wore a<text:span text:style-name="T177">n</text:span> irregular uniform: a dark polo shirt with an private security logo <text:span text:style-name="T177">and a featureless black cap.</text:span> However, some of them <text:span text:style-name="T106">also</text:span><text:span text:style-name="T115"> had on special actions unit insignias.</text:span></text:p>
      <text:p text:style-name="P112"/>
      <text:p text:style-name="P113">“Double dipping…” Antonio mumbled under his breath to the captain. But he knew the captain’s stance on such things and didn’t say anything out loud.</text:p>
      <text:p text:style-name="P113"/>
      <text:p text:style-name="P113">The captain shushed him quickly, and a great smile blossomed on his face. </text:p>
      <text:p text:style-name="P113"/>
      <text:p text:style-name="P98"><text:span text:style-name="T120">“Lieutenant </text:span><text:span text:style-name="T121">Mayfield!</text:span><text:span text:style-name="T120">” </text:span><text:span text:style-name="T121">The captain exclaimed. “Its been too long!”</text:span></text:p>
      <text:p text:style-name="P114"/>
      <text:p text:style-name="P115">A moderately bulky anglo-man grasped the captain’s hand with a large grin. </text:p>
      <text:p text:style-name="P115"/>
      <text:p text:style-name="P99"><text:span text:style-name="T122">“Great to see you Captain </text:span><text:span text:style-name="T123">Silva.</text:span><text:span text:style-name="T122"> </text:span><text:span text:style-name="T124">I still appreciate that work you did getting me and my wife that visa.”</text:span></text:p>
      <text:p text:style-name="P116"/>
      <text:p text:style-name="P116">“Say nothing about it. Anything for a friend. You ever have any problems with immigration or customs, you come to me. They’re just looking for a bribe. Don’t give those bastards a cent. I can work it all out.” He said with a laugh. </text:p>
      <text:p text:style-name="P116"/>
      <text:p text:style-name="P116">“So, whats going on here? My aide said you have someone here for me to see?”</text:p>
      <text:p text:style-name="P116"/>
      <text:p text:style-name="P100"><text:span text:style-name="T115">The thick necked man became more serious. “Yes. We received an order from Captain Romero </text:span><text:span text:style-name="T125">to bring this guy in, and to deliver him to you. I think he’s relevant to a case you’re working on. Here’s the paperwork.</text:span><text:span text:style-name="T115">”</text:span></text:p>
      <text:p text:style-name="P117"/>
      <text:p text:style-name="P100"><text:span text:style-name="T115">“</text:span><text:span text:style-name="T125">Great.</text:span><text:span text:style-name="T115">” </text:span><text:span text:style-name="T125">The captain said, flipping through a bundle of forms. </text:span></text:p>
      <text:p text:style-name="P118"/>
      <text:p text:style-name="P118">“Oh holy shit.”</text:p>
      <text:p text:style-name="P118"/>
      <text:p text:style-name="P100"><text:span text:style-name="T125">The smiley exterior wavered ever so slightly. Antonio could only guess what had happened. Romero was, to put it nicely, a bit of a scum bag. </text:span><text:span text:style-name="T126">He had been appointed by the mayor after his last election, and word was that the process had been instigated by someone else outside the force. The chief had been strong armed into accepting it. As it was, Romero’s role was ill defined, but centered mostly on low profile drug interdiction and the use of the new special actions unit. </text:span><text:span text:style-name="T125"><text:s/></text:span></text:p>
      <text:p text:style-name="P118"><text:soft-page-break/></text:p>
      <text:p text:style-name="P101"><text:span text:style-name="T125">W</text:span><text:span text:style-name="T115">hich was to say, likely some shady stuff. Antonio had never looked too hard at the paperwork regarding those drug busts, but he was sure that if he did, he’d find quite a fair amount of evidence coincidentally missing. </text:span></text:p>
      <text:p text:style-name="P119"/>
      <text:p text:style-name="P119">But the captain was good at his job. He clapped Mayfield’s back. “This is fantastic. You’ve really unstuck us here. Send regards to Romero. And Ill be sure to mention this next time you’re up for a bonus. Ill take things from here.”</text:p>
      <text:p text:style-name="P119"/>
      <text:p text:style-name="P101"><text:span text:style-name="T115">Lieutenant </text:span><text:span text:style-name="T121">Mayfield</text:span><text:span text:style-name="T115"> saluted and thankfully the men departed the station without any trouble. </text:span></text:p>
      <text:p text:style-name="P119"/>
      <text:p text:style-name="P120">When he was sure that they had gone, and after making sure the aides were gone, the captain gestured to the doctor to hold one second outside the interrogation room. </text:p>
      <text:p text:style-name="P120"/>
      <text:p text:style-name="P120">“One second doctor. I’ve got to talk with Antonio about some things. Ill be out in one second. This will certainly have a great influence on the case.”</text:p>
      <text:p text:style-name="P120"/>
      <text:p text:style-name="P121">The doctor looked at them suspiciously but moved to the corridor.</text:p>
      <text:p text:style-name="P121"/>
      <text:p text:style-name="P121">The captain grabbed Antonio into a side meeting room and slammed the door closed. </text:p>
      <text:p text:style-name="P121"/>
      <text:p text:style-name="P121">“Those fucking bastards went around me.” he fumed. “I can’t fucking believe the gall of those bastards. Who the fuck do they think they are? Now I’ve got to be absolutely fucking careful this case ends up with the right judge…”</text:p>
      <text:p text:style-name="P121"/>
      <text:p text:style-name="P122">Antonio threw up his hands. “I’ve got an idea here but do you might enlightening me?”</text:p>
      <text:p text:style-name="P122"/>
      <text:p text:style-name="P103"><text:span text:style-name="T115">“Its the </text:span><text:span text:style-name="T127">Vidals. Apparently one god damn day is too fucking slow for them. They slid some paper into Romero’s slick hands and he dropped special actions on </text:span><text:span text:style-name="T128">them</text:span><text:span text:style-name="T127">.”</text:span></text:p>
      <text:p text:style-name="P123"/>
      <text:p text:style-name="P103"><text:span text:style-name="T127">“</text:span><text:span text:style-name="T129">Urgh. That shit. Hey, </text:span><text:span text:style-name="T130">before I forget,</text:span><text:span text:style-name="T129"> I know his secretary. Let me know if there’s anything you want to end up or not end up on his desk.</text:span><text:span text:style-name="T127">”</text:span></text:p>
      <text:p text:style-name="P123"/>
      <text:p text:style-name="P104"><text:span text:style-name="T127">T</text:span><text:span text:style-name="T115">he captain nodded. “I may need to take you up on that. But after all this shit is dealt with. </text:span><text:span text:style-name="T131">Whats more of a problem is who’s in that other room.</text:span><text:span text:style-name="T115">”</text:span></text:p>
      <text:p text:style-name="P124"/>
      <text:p text:style-name="P125">Antonio shrugged. “Who is it? Another of the Vidals?”</text:p>
      <text:p text:style-name="P125"/>
      <text:p text:style-name="P105"><text:span text:style-name="T115">“</text:span><text:span text:style-name="T132">No, only slightly better. Seems like those parasites have their hands very deep up someone else’s ass. </text:span><text:span text:style-name="T133">The guy in there is our anonymous call-in.</text:span><text:span text:style-name="T115">”</text:span></text:p>
      <text:p text:style-name="P125"/>
      <text:p text:style-name="P126">Antonio raised an eyebrow and stared at the wall separating them and the interrogation room next door. </text:p>
      <text:p text:style-name="P126"/>
      <text:p text:style-name="P106"><text:span text:style-name="T115">“How is that possible? The whole point is that they’re supposed to be anonymous. It was one of the governor's big anti-corruption pushes and all. Those records are untouchable. </text:span><text:span text:style-name="T134">They’re not even accessible from department computers.</text:span><text:span text:style-name="T115"> I don’t even know how you could…”</text:span></text:p>
      <text:p text:style-name="P126"/>
      <text:p text:style-name="P106"><text:span text:style-name="T115">“</text:span><text:span text:style-name="T135">Y</text:span><text:span text:style-name="T115">eah, well its not you or I mortals that we’re talking about here. Its the Vidals. They want a fucking culprit and they’re moving without us on this one. </text:span><text:span text:style-name="T135">For all I know, the mayor handed it to them himself. </text:span><text:soft-page-break/><text:span text:style-name="T135">It doesn’t matter at this point. </text:span><text:span text:style-name="T136">He’s in the other room and the Vidals know that. We can’t </text:span><text:span text:style-name="T109">not</text:span><text:span text:style-name="T136"> investigate the guy. And I’m sure I know what the Vidals want us to do with him.</text:span><text:span text:style-name="T115">”</text:span></text:p>
      <text:p text:style-name="P126"/>
      <text:p text:style-name="P107"><text:span text:style-name="T115">“</text:span><text:span text:style-name="T137">Lets say he’s guilty, which, I’ll remind you, </text:span><text:span text:style-name="T138">Azevedo </text:span><text:span text:style-name="T137">and I don’t think is likely, how are we going to explain to the defense what happened here? Forget our careers, they’ll mount our god damn heads on stakes.</text:span><text:span text:style-name="T115">”</text:span></text:p>
      <text:p text:style-name="P127"/>
      <text:p text:style-name="P108"><text:span text:style-name="T115">The captain grunted. “This shit works both ways. As I was saying, if we need to get this case seen by the right person, I can work something out. The Vidals are not hostile, they’re just angry. </text:span><text:span text:style-name="T139">They don’t care about the governor’s initiative, they don’t care about that poor shit in the other room, but, and thank fucking god for this,</text:span><text:span text:style-name="T115"> </text:span><text:span text:style-name="T139">they don’t care about us either. If we give them a dinner on a plate, they’re not going to yell for the waiter. They’re going to eat the fucking thing.</text:span><text:span text:style-name="T115">”</text:span></text:p>
      <text:p text:style-name="P125"/>
      <text:p text:style-name="P102"><text:span text:style-name="T115">“</text:span><text:span text:style-name="T142">Even if it wasn’t their order</text:span><text:span text:style-name="T139">?</text:span><text:span text:style-name="T115">” </text:span><text:span text:style-name="T140">Antonio asked. </text:span></text:p>
      <text:p text:style-name="P128"/>
      <text:p text:style-name="P129">The captain glanced quickly at the light in the corner of the room which indicated whether things were being recorded. Thankfully it was off. </text:p>
      <text:p text:style-name="P129"/>
      <text:p text:style-name="P109"><text:span text:style-name="T115">“You’re smarter than that Antonio. I know you’ll do the right thing here. </text:span><text:span text:style-name="T141">Whatever that is. You just gotta give me something to work with. You know how this </text:span><text:span text:style-name="T143">goes</text:span><text:span text:style-name="T141">.</text:span><text:span text:style-name="T115">”</text:span></text:p>
      <text:p text:style-name="P129"/>
      <text:p text:style-name="P130">Antonio nodded. “Should I tell the doctor?”</text:p>
      <text:p text:style-name="P130"/>
      <text:p text:style-name="P130">The captain grimaced. </text:p>
      <text:p text:style-name="P130"/>
      <text:p text:style-name="P130">“Yeah, you’re going to have to. I can’t see any way to keep her involved without letting her know.”</text:p>
      <text:p text:style-name="P130"/>
      <text:p text:style-name="P130">The older man stared straight at Antonio. “I think by now you’ve got a good understanding of her, no? She’s a very talented person. She does her job better than anyone I’ve seen walk out of the academy. But she doesn’t do the political shit. At all. She’s a professional.”</text:p>
      <text:p text:style-name="P130"/>
      <text:p text:style-name="P130">Antonio scratched his beard. </text:p>
      <text:p text:style-name="P130"/>
      <text:p text:style-name="P130">“So are we going to have some problems with heroics?”</text:p>
      <text:p text:style-name="P79"/>
      <text:p text:style-name="P110">The captain grinned darkly. </text:p>
      <text:p text:style-name="P110"/>
      <text:p text:style-name="P110">“I sure fucking hope not. Maybe you can work her over to seeing it our way if things come to that. But I need her on the case. The Vidals don’t know her, <text:span text:style-name="T179">I don’t think,</text:span> but if things go incorrectly, they'll pour over every god damn person who was involved. She’s our guardian angel if that happens. Her record is impeccable.”</text:p>
      <text:p text:style-name="P110"/>
      <text:p text:style-name="P110">“<text:span text:style-name="T180">I see.” Antonio said, rubbing his hands together. “Very incendiary. I suppose there’s nothing to do but go in there and ask some questions.”</text:span></text:p>
      <text:p text:style-name="P110"/>
      <text:p text:style-name="P111">The captain nodded. “I’ll let you take point. Her record may be spotless but mine certainly isn’t. The less I’m directly involved with the proceedings, the more likely it is we all get to walk away from this with our heads.”</text:p>
      <text:p text:style-name="P111"/>
      <text:p text:style-name="P131"><text:soft-page-break/>Antonio nodded and the gesture was returned by the captain. They composed themselves and walked back into the hall <text:span text:style-name="T181">and met back up with the doctor. </text:span></text:p>
      <text:p text:style-name="P131"/>
      <text:p text:style-name="P131">“<text:span text:style-name="T181">Doctor, the man inside this room is the informant who found the body. You and Antonio will conduct the interrogation. </text:span><text:span text:style-name="T182">I will remain outside and monitor things.</text:span><text:span text:style-name="T181"> I will remind you that despite what the evidence may </text:span><text:span text:style-name="T110">suggest </text:span><text:span text:style-name="T181">so far, this man is definitely a suspect. Do not tell him details of your investigation. Do not indicate that it is unlikely that he caused the crime. Everything in that room is recorded and it would be difficult to deal with the recording if </text:span><text:span text:style-name="T183">either of you</text:span><text:span text:style-name="T181"> said the wrong thing.</text:span>”</text:p>
      <text:p text:style-name="P131"/>
      <text:p text:style-name="P131"><text:span text:style-name="T181">The doctor nodded sternly. </text:span></text:p>
      <text:p text:style-name="P131">“<text:span text:style-name="T181">I was an officer before I went to university. I understand.</text:span>”</text:p>
      <text:p text:style-name="P131"/>
      <text:p text:style-name="P133">The two collected themselves.</text:p>
      <text:p text:style-name="P133"/>
      <text:p text:style-name="P134">Antonio entered first. </text:p>
      <text:p text:style-name="P134"/>
      <text:p text:style-name="P134">The man opposite them was undignified to say the least. He was clothed in no better than rags. His hair was a mess and he had a number of strange sores on his face and neck. </text:p>
      <text:p text:style-name="P134"/>
      <text:p text:style-name="P134">Antonio didn’t know what to expect from the man, probably indignation from being brought here. But the man didn’t act that way at all. <text:s/></text:p>
      <text:p text:style-name="P134"/>
      <text:p text:style-name="P135">He stared loosely at Antonio, then at the doctor. </text:p>
      <text:p text:style-name="P135"/>
      <text:p text:style-name="P135">“So whats all this?” he asked. </text:p>
      <text:p text:style-name="P135"/>
      <text:p text:style-name="P135">Antonio shook his head and sat opposite the man, leaning forward, looking into his muddled brown eyes. </text:p>
      <text:p text:style-name="P135"/>
      <text:p text:style-name="P135">“I was hoping you’d tell us, Mr…” <text:span text:style-name="T184">He looked down at the papers in front of him, “</text:span>Kau<text:span text:style-name="T184">e</text:span> Jatob<text:span text:style-name="T184">a</text:span>”.</text:p>
      <text:p text:style-name="P111"/>
      <text:p text:style-name="P136">The man made a grimace and squirmed in the chair. </text:p>
      <text:p text:style-name="P136"/>
      <text:p text:style-name="P136">“This ‘bout the girl no? <text:span text:style-name="T185">I will tell you all you want. I did nothing.</text:span>”</text:p>
      <text:p text:style-name="P136"/>
      <text:p text:style-name="P136">“<text:span text:style-name="T186">Yes. That would be very helpful. You’re here just as a formality. We’re trying to figure out what happened. Were you there that night with the girl?</text:span>”</text:p>
      <text:p text:style-name="P136"/>
      <text:p text:style-name="P136">“<text:span text:style-name="T186">Yes I was. I saw her running by the river. She’s ok right? It was all wrong. First she is running. I am thinking to myself how beautiful the world is. The world was golden. The waters flashed. But she slowed for some reason. She held her head. Then after a moment </text:span><text:span text:style-name="T187">she fell </text:span><text:span text:style-name="T188">down</text:span><text:span text:style-name="T187">. </text:span><text:span text:style-name="T189">It was very wrong.</text:span>”</text:p>
      <text:p text:style-name="P136"/>
      <text:p text:style-name="P143">The doctor flashed a look at Antonio. He locked eyes with her for a second. No, it had not escaped him that the man did not know of Marcela’s fate. <text:span text:style-name="T196">He would return to that.</text:span></text:p>
      <text:p text:style-name="P136"/>
      <text:p text:style-name="P136">“<text:span text:style-name="T188">Did you see any reason why she might have fallen? Did she trip or did anything strike her?</text:span>”</text:p>
      <text:p text:style-name="P136"/>
      <text:p text:style-name="P136">“<text:span text:style-name="T188">No. </text:span><text:span text:style-name="T190">It was just me that day. There was no one near the overpass.</text:span>”</text:p>
      <text:p text:style-name="P136"/>
      <text:p text:style-name="P136"><text:soft-page-break/>“<text:span text:style-name="T190">Except for cars?</text:span>”</text:p>
      <text:p text:style-name="P136"/>
      <text:p text:style-name="P136">“<text:span text:style-name="T190">Oh. Yes. I think there were cars. I could hear them.</text:span>”</text:p>
      <text:p text:style-name="P136"/>
      <text:p text:style-name="P136">“<text:span text:style-name="T190">Where were you when this happened? Were you on the path?</text:span>”</text:p>
      <text:p text:style-name="P136"/>
      <text:p text:style-name="P138">The man shook his head slowly. “No. Not on the path. I was under the overpass.”</text:p>
      <text:p text:style-name="P138"/>
      <text:p text:style-name="P139">Antonio nodded. “Where under the overpass?” </text:p>
      <text:p text:style-name="P139"/>
      <text:p text:style-name="P139">He leaned forward and drew a crude map of the area and the road. </text:p>
      <text:p text:style-name="P139"/>
      <text:p text:style-name="P140">The man looked at the shapes quizzically for a moment before reorienting it.</text:p>
      <text:p text:style-name="P140">He opened his mouth too wide and too long. “Ah.” He said, rolling his head.</text:p>
      <text:p text:style-name="P140"/>
      <text:p text:style-name="P140">“I was here. Up the side.” The other man pointed to the raised section of the concrete support of the underpass. </text:p>
      <text:p text:style-name="P140"/>
      <text:p text:style-name="P140">“<text:span text:style-name="T191">So you could see her </text:span><text:span text:style-name="T192">the entire time during whatever happened?</text:span>” <text:span text:style-name="T193">Antonio asked. </text:span></text:p>
      <text:p text:style-name="P140"/>
      <text:p text:style-name="P141">The other man nodded. </text:p>
      <text:p text:style-name="P141"/>
      <text:p text:style-name="P141">“Sorry, I have to have you confirm that in words.”</text:p>
      <text:p text:style-name="P141"/>
      <text:p text:style-name="P141">The man nodded enthusiastically. “Ya. Ya. I saw it. I saw all of it. <text:span text:style-name="T194">She is ok, </text:span><text:span text:style-name="T195">yes</text:span><text:span text:style-name="T194">? I called you. </text:span><text:span text:style-name="T195">I did call you.</text:span>” <text:span text:style-name="T195">The man said, more seriously.</text:span></text:p>
      <text:p text:style-name="P141"/>
      <text:p text:style-name="P142">Antonio did not answer the question immediately. Some things were starting to shift into place. This Mr. Jatoba was likely a denizen of the overpass. That meant his word was going to be a lot less influential than it should be, even if he passed a test, that is if he could be brought into court at all. <text:span text:style-name="T197">He needed to confirm his suspicions. </text:span></text:p>
      <text:p text:style-name="P143"/>
      <text:p text:style-name="P143">“<text:span text:style-name="T197">What were you doing near the overpass?</text:span>”</text:p>
      <text:p text:style-name="P143"/>
      <text:p text:style-name="P144">But this proved to be the wrong line of questioning. </text:p>
      <text:p text:style-name="P144"/>
      <text:p text:style-name="P144">“I was just sitting there.” <text:span text:style-name="T198">The man said defensively, </text:span><text:span text:style-name="T199">dragging his arm across his mouth, </text:span><text:span text:style-name="T200">wiping his nose onto his arm. “</text:span><text:span text:style-name="T201">The rivers nice.</text:span><text:span text:style-name="T200">”</text:span></text:p>
      <text:p text:style-name="P143"/>
      <text:p text:style-name="P145">Antonio shook his head. “Mr. Jatoba. We know why you were there. We found the needles and a bottle. One blood test would be all we needed.”</text:p>
      <text:p text:style-name="P145"/>
      <text:p text:style-name="P145">The man’s eyes shot open and he began to protest. </text:p>
      <text:p text:style-name="P145"/>
      <text:p text:style-name="P145">But Antonio held out a hand signaling to stop. “But I don’t care about that. I don’t care about that at all!” He declared forcibly. “<text:span text:style-name="T202">We just want to know what happened and what you saw.</text:span>”</text:p>
      <text:p text:style-name="P143"/>
      <text:p text:style-name="P146">Mr. Jatoba pursed his lips, and seemed slightly mollified by this answer. </text:p>
      <text:p text:style-name="P146"/>
      <text:p text:style-name="P146"><text:soft-page-break/>“I called it in. I did not touch her.” <text:span text:style-name="T204">He stated with absolute certainty. </text:span></text:p>
      <text:p text:style-name="P143"/>
      <text:p text:style-name="P143"><text:span text:style-name="T203">H</text:span><text:span text:style-name="T197">e now needed to address the main issue. </text:span></text:p>
      <text:p text:style-name="P143"/>
      <text:p text:style-name="P143">“<text:span text:style-name="T197">What was the state of the woman after </text:span>”</text:p>
      <text:p text:style-name="P141"/>
      <text:p text:style-name="P141"/>
      <text:p text:style-name="P137"/>
      <text:p text:style-name="P111"/>
      <text:p text:style-name="P79">What about heatstroke. Electrocution?</text:p>
      <text:p text:style-name="P71"/>
      <text:p text:style-name="P71"/>
      <text:p text:style-name="P71"/>
      <text:p text:style-name="P71"/>
      <text:p text:style-name="P46"/>
      <text:p text:style-name="P47">Scene 1: Initial meeting at the overpass</text:p>
      <text:p text:style-name="P47">Scene 2: Curious facts at the Lab</text:p>
      <text:p text:style-name="P68">Scene 2b: Reconciling the facts</text:p>
      <text:p text:style-name="P47">Scene 3: A twist at the station</text:p>
      <text:p text:style-name="P47">Scene 4: A heated conversation over dinner</text:p>
      <text:p text:style-name="P47">Scene 5: Testing the hypothesis at the overpass</text:p>
      <text:p text:style-name="P47"/>
      <text:p text:style-name="P34">https://www.myocarditisfoundation.org/research-and-grants/faqs/what-an-autopsy-might-show/</text:p>
      <text:p text:style-name="P34">https://www.tasanet.com/Knowledge-Center/Articles/ArtMID/477/ArticleID/338920/Forensic-Analysis-of-Injury-and-Death-by-Asphyxiation</text:p>
      <text:p text:style-name="P33">https://www.ncbi.nlm.nih.gov/pmc/articles/PMC6023692/</text:p>
      <text:p text:style-name="P33">https://www.medicalnewstoday.com/articles/322475</text:p>
      <text:p text:style-name="P32">https://www.encyclopedia.com/science/encyclopedias-almanacs-transcripts-and-maps/asphyxiation-signs</text:p>
      <text:p text:style-name="P32"/>
      <text:p text:style-name="P30"/>
      <text:p text:style-name="P30"/>
      <text:p text:style-name="P18"/>
      <text:p text:style-name="P27"><text:s/></text:p>
      <text:p text:style-name="P24"/>
      <text:p text:style-name="P24"/>
      <text:p text:style-name="P22"/>
      <text:p text:style-name="P22"/>
      <text:p text:style-name="P16"/>
      <text:p text:style-name="P16"/>
      <text:p text:style-name="P16"/>
      <text:p text:style-name="P9"/>
      <text:p text:style-name="P9"/>
      <text:p text:style-name="P3"><text:s text:c="2"/></text:p>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Neue', Helvetica, sans-serif"/>
    <style:font-face style:name="Verdana" svg:font-family="Verdana, Ayuthaya, HanaMinBFon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7-21T15:21:53.273000000</dc:date>
    <meta:editing-duration>PT10H54M38S</meta:editing-duration>
    <meta:editing-cycles>271</meta:editing-cycles>
    <meta:generator>LibreOffice/7.1.2.2$Windows_X86_64 LibreOffice_project/8a45595d069ef5570103caea1b71cc9d82b2aae4</meta:generator>
    <meta:document-statistic meta:table-count="0" meta:image-count="0" meta:object-count="0" meta:page-count="18" meta:paragraph-count="298" meta:word-count="7488" meta:character-count="42073" meta:non-whitespace-character-count="34746"/>
  </office:meta>
</office:document-meta>
</file>